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536cm" table:align="left" style:writing-mode="lr-tb"/>
    </style:style>
    <style:style style:name="Tabela2.A" style:family="table-column">
      <style:table-column-properties style:column-width="2.54cm"/>
    </style:style>
    <style:style style:name="Tabela2.B" style:family="table-column">
      <style:table-column-properties style:column-width="2.752cm"/>
    </style:style>
    <style:style style:name="Tabela2.C" style:family="table-column">
      <style:table-column-properties style:column-width="6.101cm"/>
    </style:style>
    <style:style style:name="Tabela2.D" style:family="table-column">
      <style:table-column-properties style:column-width="5.144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.A3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" style:family="table">
      <style:table-properties style:width="16.644cm" table:align="center" style:writing-mode="lr-tb"/>
    </style:style>
    <style:style style:name="Tabela3.A" style:family="table-column">
      <style:table-column-properties style:column-width="2.487cm"/>
    </style:style>
    <style:style style:name="Tabela3.B" style:family="table-column">
      <style:table-column-properties style:column-width="3.657cm"/>
    </style:style>
    <style:style style:name="Tabela3.C" style:family="table-column">
      <style:table-column-properties style:column-width="2.037cm"/>
    </style:style>
    <style:style style:name="Tabela3.D" style:family="table-column">
      <style:table-column-properties style:column-width="2.133cm"/>
    </style:style>
    <style:style style:name="Tabela3.E" style:family="table-column">
      <style:table-column-properties style:column-width="6.331cm"/>
    </style:style>
    <style:style style:name="Tabela3.1" style:family="table-row">
      <style:table-row-properties style:min-row-height="0.863cm" style:keep-together="true" fo:keep-together="auto"/>
    </style:style>
    <style:style style:name="Tabela3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E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E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5" style:family="table-row">
      <style:table-row-properties style:min-row-height="2.242cm" style:keep-together="true" fo:keep-together="auto"/>
    </style:style>
    <style:style style:name="Tabela3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E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5.399cm" table:align="left" style:writing-mode="lr-tb"/>
    </style:style>
    <style:style style:name="Table1.A" style:family="table-column">
      <style:table-column-properties style:column-width="2.619cm"/>
    </style:style>
    <style:style style:name="Table1.B" style:family="table-column">
      <style:table-column-properties style:column-width="12.779cm"/>
    </style:style>
    <style:style style:name="Table1.A1" style:family="table-cell">
      <style:table-cell-properties style:vertical-align="middle"/>
    </style:style>
    <style:style style:name="Tabela4" style:family="table">
      <style:table-properties style:width="6.262cm" fo:margin-left="1.358cm" table:align="left" style:writing-mode="lr-tb"/>
    </style:style>
    <style:style style:name="Tabela4.A" style:family="table-column">
      <style:table-column-properties style:column-width="1.27cm"/>
    </style:style>
    <style:style style:name="Tabela4.B" style:family="table-column">
      <style:table-column-properties style:column-width="4.992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" style:family="table">
      <style:table-properties style:width="15.441cm" fo:margin-left="0.699cm" fo:margin-right="-0.056cm" table:align="margins" style:writing-mode="lr-tb"/>
    </style:style>
    <style:style style:name="Table3.A" style:family="table-column">
      <style:table-column-properties style:column-width="5.629cm" style:rel-column-width="23888*"/>
    </style:style>
    <style:style style:name="Table3.B" style:family="table-column">
      <style:table-column-properties style:column-width="2.478cm" style:rel-column-width="10518*"/>
    </style:style>
    <style:style style:name="Table3.C" style:family="table-column">
      <style:table-column-properties style:column-width="2.926cm" style:rel-column-width="12419*"/>
    </style:style>
    <style:style style:name="Table3.D" style:family="table-column">
      <style:table-column-properties style:column-width="2.046cm" style:rel-column-width="8684*"/>
    </style:style>
    <style:style style:name="Table3.E" style:family="table-column">
      <style:table-column-properties style:column-width="2.362cm" style:rel-column-width="10026*"/>
    </style:style>
    <style:style style:name="Table3.1" style:family="table-row">
      <style:table-row-properties style:min-row-height="0.794cm" style:keep-together="true" fo:keep-together="auto"/>
    </style:style>
    <style:style style:name="Table3.A1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3.2" style:family="table-row">
      <style:table-row-properties style:min-row-height="1.928cm" style:keep-together="false" fo:keep-together="always"/>
    </style:style>
    <style:style style:name="Table3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B2.1" style:family="table-row">
      <style:table-row-properties style:min-row-height="0.642cm" style:keep-together="false" fo:keep-together="always"/>
    </style:style>
    <style:style style:name="Table3.B2.3" style:family="table-row">
      <style:table-row-properties style:min-row-height="0.684cm" style:keep-together="false" fo:keep-together="always"/>
    </style:style>
    <style:style style:name="Table3.3" style:family="table-row">
      <style:table-row-properties style:min-row-height="0.811cm" style:keep-together="true" fo:keep-together="auto"/>
    </style:style>
    <style:style style:name="Table3.C3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3.E3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3.4" style:family="table-row">
      <style:table-row-properties style:min-row-height="0.843cm" style:keep-together="true" fo:keep-together="auto"/>
    </style:style>
    <style:style style:name="Table3.5" style:family="table-row">
      <style:table-row-properties style:min-row-height="0.658cm" style:keep-together="true" fo:keep-together="auto"/>
    </style:style>
    <style:style style:name="Table3.6" style:family="table-row">
      <style:table-row-properties style:min-row-height="0.713cm" style:keep-together="true" fo:keep-together="auto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Header">
      <style:text-properties fo:font-weight="bold" style:font-weight-asian="bold" style:font-weight-complex="bold"/>
    </style:style>
    <style:style style:name="P11" style:family="paragraph" style:parent-style-name="Title">
      <style:paragraph-properties fo:text-align="end" style:justify-single-word="false"/>
      <style:text-properties fo:language="pt" fo:country="BR"/>
    </style:style>
    <style:style style:name="P12" style:family="paragraph" style:parent-style-name="Title">
      <style:paragraph-properties fo:text-align="start" style:justify-single-word="false"/>
      <style:text-properties fo:language="pt" fo:country="BR" style:language-complex="ar" style:country-complex="SA"/>
    </style:style>
    <style:style style:name="P13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4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15" style:family="paragraph" style:parent-style-name="Title">
      <style:paragraph-properties fo:margin-top="0.212cm" fo:margin-bottom="0cm" fo:text-align="end" style:justify-single-word="false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7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8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9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20" style:family="paragraph" style:parent-style-name="Standard">
      <style:paragraph-properties fo:margin-top="0.212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1" style:family="paragraph" style:parent-style-name="Standard">
      <style:paragraph-properties fo:margin-top="0.212cm" fo:margin-bottom="0cm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2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3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4" style:family="paragraph" style:parent-style-name="Standard">
      <style:paragraph-properties fo:margin-top="0.212cm" fo:margin-bottom="0cm" fo:text-align="justify" style:justify-single-wor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5" style:family="paragraph" style:parent-style-name="Standard">
      <style:paragraph-properties fo:margin-top="0.212cm" fo:margin-bottom="0cm" fo:text-align="justify" style:justify-single-word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6" style:family="paragraph" style:parent-style-name="Título_20_4_20__2b__20_12_20_pt">
      <style:paragraph-properties fo:margin-left="2.752cm" fo:margin-right="0cm" fo:text-indent="0cm" style:auto-text-indent="false"/>
    </style:style>
    <style:style style:name="P27" style:family="paragraph" style:parent-style-name="Título_20_4_20__2b__20_12_20_pt">
      <style:paragraph-properties fo:margin-left="2.752cm" fo:margin-right="0cm" fo:text-indent="0cm" style:auto-text-indent="false"/>
      <style:text-properties fo:language="pt" fo:country="BR" style:language-complex="ar" style:country-complex="SA" style:font-style-complex="italic"/>
    </style:style>
    <style:style style:name="P28" style:family="paragraph" style:parent-style-name="RUP_20_Instruções">
      <style:paragraph-properties fo:margin-left="2.75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29" style:family="paragraph" style:parent-style-name="RUP_20_Instruções">
      <style:paragraph-properties fo:margin-left="2.752cm" fo:margin-right="0cm" fo:text-align="justify" style:justify-single-word="false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30" style:family="paragraph" style:parent-style-name="Standard">
      <style:text-properties style:language-asian="en" style:country-asian="US"/>
    </style:style>
    <style:style style:name="P3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32" style:family="paragraph" style:parent-style-name="Standard">
      <style:text-properties fo:language="pt" fo:country="BR" style:language-complex="ar" style:country-complex="SA"/>
    </style:style>
    <style:style style:name="P33" style:family="paragraph" style:parent-style-name="Standard">
      <style:paragraph-properties fo:text-align="center" style:justify-single-word="false"/>
      <style:text-properties fo:language="pt" fo:country="BR" style:language-complex="ar" style:country-complex="SA"/>
    </style:style>
    <style:style style:name="P34" style:family="paragraph" style:parent-style-name="Standard">
      <style:paragraph-properties fo:text-align="justify" style:justify-single-word="false"/>
      <style:text-properties fo:language="pt" fo:country="BR" style:language-complex="ar" style:country-complex="SA"/>
    </style:style>
    <style:style style:name="P35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36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7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language="pt" fo:country="BR" style:font-size-asian="10pt" style:font-name-complex="Arial" style:font-size-complex="10pt" fo:hyphenate="true" fo:hyphenation-remain-char-count="2" fo:hyphenation-push-char-count="2"/>
    </style:style>
    <style:style style:name="P38" style:family="paragraph" style:parent-style-name="Standard">
      <style:text-properties style:font-name="Arial" fo:font-size="10pt" fo:language="pt" fo:country="BR" style:font-size-asian="10pt" style:font-size-complex="10pt" style:language-complex="ar" style:country-complex="SA"/>
    </style:style>
    <style:style style:name="P39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40" style:family="paragraph" style:parent-style-name="Título_20_4_20__2b__20_12_20_pt">
      <style:text-properties fo:language="pt" fo:country="BR" style:language-complex="ar" style:country-complex="SA"/>
    </style:style>
    <style:style style:name="P41" style:family="paragraph" style:parent-style-name="Título_20_4_20__2b__20_12_20_pt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42" style:family="paragraph" style:parent-style-name="Standard">
      <style:paragraph-properties fo:margin-left="1.482cm" fo:margin-right="0cm" fo:text-align="justify" style:justify-single-word="false" fo:text-indent="0cm" style:auto-text-indent="false"/>
      <style:text-properties style:font-name="Arial" fo:language="pt" fo:country="BR" style:font-name-complex="Arial" style:language-complex="ar" style:country-complex="SA"/>
    </style:style>
    <style:style style:name="P43" style:family="paragraph" style:parent-style-name="Text_20_body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44" style:family="paragraph" style:parent-style-name="Standard">
      <style:paragraph-properties fo:margin-left="1.482cm" fo:margin-right="0cm" fo:margin-top="0cm" fo:margin-bottom="0.106cm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45" style:family="paragraph" style:parent-style-name="RUP_20_Corpo_20_1">
      <style:paragraph-properties fo:margin-left="1.482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46" style:family="paragraph" style:parent-style-name="RUP_20_Corpo_20_2">
      <style:paragraph-properties fo:margin-left="1.482cm" fo:margin-right="0cm" fo:text-indent="0cm" style:auto-text-indent="false"/>
      <style:text-properties fo:language="pt" fo:country="BR" style:language-complex="ar" style:country-complex="SA"/>
    </style:style>
    <style:style style:name="P47" style:family="paragraph" style:parent-style-name="RUP_20_Tabela">
      <style:paragraph-properties fo:margin-left="0.635cm" fo:margin-right="0cm" fo:text-indent="0cm" style:auto-text-indent="false" style:snap-to-layout-grid="false"/>
      <style:text-properties fo:language="pt" fo:country="BR" style:language-complex="ar" style:country-complex="SA"/>
    </style:style>
    <style:style style:name="P48" style:family="paragraph" style:parent-style-name="Standard">
      <style:paragraph-properties fo:margin-left="0.635cm" fo:margin-right="0cm" fo:text-indent="0cm" style:auto-text-indent="false"/>
      <style:text-properties fo:language="pt" fo:country="BR" style:language-complex="ar" style:country-complex="SA"/>
    </style:style>
    <style:style style:name="P49" style:family="paragraph" style:parent-style-name="Standard">
      <style:paragraph-properties fo:margin-left="0.635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50" style:family="paragraph" style:parent-style-name="Text_20_body">
      <style:paragraph-properties fo:margin-left="0.635cm" fo:margin-right="0cm" fo:margin-top="0cm" fo:margin-bottom="0.106cm" fo:text-align="start" style:justify-single-word="false" fo:text-indent="0cm" style:auto-text-indent="false"/>
      <style:text-properties fo:language="pt" fo:country="BR" style:language-complex="ar" style:country-complex="SA"/>
    </style:style>
    <style:style style:name="P51" style:family="paragraph" style:parent-style-name="Text_20_body">
      <style:paragraph-properties fo:margin-left="0.635cm" fo:margin-right="0cm" fo:margin-top="0cm" fo:margin-bottom="0.106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2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style:font-size-asian="10pt" style:language-complex="ar" style:country-complex="SA"/>
    </style:style>
    <style:style style:name="P53" style:family="paragraph" style:parent-style-name="Text_20_body">
      <style:paragraph-properties fo:margin-left="0.635cm" fo:margin-right="0cm" fo:margin-top="0cm" fo:margin-bottom="0.106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54" style:family="paragraph" style:parent-style-name="Corpo_20_de_20_texto_20_2">
      <style:paragraph-properties fo:margin-left="1.69cm" fo:margin-right="0cm" fo:margin-top="0cm" fo:margin-bottom="0cm" fo:line-height="100%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  <style:text-properties fo:language="pt" fo:country="BR" style:language-complex="ar" style:country-complex="SA"/>
    </style:style>
    <style:style style:name="P55" style:family="paragraph" style:parent-style-name="RUP_20_Corpo_20_1">
      <style:paragraph-properties fo:margin-left="1.69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56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57" style:family="paragraph" style:parent-style-name="Standard">
      <style:paragraph-properties fo:text-align="center" style:justify-single-word="false" fo:break-before="page"/>
      <style:text-properties style:font-name="Arial" fo:font-size="16pt" fo:language="pt" fo:country="BR" fo:font-weight="bold" style:font-size-asian="16pt" style:font-weight-asian="bold" style:font-name-complex="Arial" style:font-size-complex="16pt" style:language-complex="ar" style:country-complex="SA"/>
    </style:style>
    <style:style style:name="P58" style:family="paragraph" style:parent-style-name="Standard">
      <style:paragraph-properties fo:break-before="page"/>
      <style:text-properties fo:color="#000000" fo:language="pt" fo:country="BR" style:language-complex="ar" style:country-complex="SA"/>
    </style:style>
    <style:style style:name="P59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 style:language-complex="ar" style:country-complex="SA"/>
    </style:style>
    <style:style style:name="P60" style:family="paragraph" style:parent-style-name="RUP_20_Tabela">
      <style:paragraph-properties fo:text-align="center" style:justify-single-word="false"/>
      <style:text-properties fo:language="pt" fo:country="BR" style:language-complex="ar" style:country-complex="SA"/>
    </style:style>
    <style:style style:name="P61" style:family="paragraph" style:parent-style-name="RUP_20_Tabela">
      <style:paragraph-properties fo:text-align="center" style:justify-single-word="false" style:snap-to-layout-grid="false"/>
      <style:text-properties fo:language="pt" fo:country="BR" style:language-complex="ar" style:country-complex="SA"/>
    </style:style>
    <style:style style:name="P62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63" style:family="paragraph" style:parent-style-name="RUP_20_Tabela">
      <style:paragraph-properties style:snap-to-layout-grid="false"/>
      <style:text-properties fo:language="pt" fo:country="BR" style:language-complex="ar" style:country-complex="SA"/>
    </style:style>
    <style:style style:name="P64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 style:language-complex="ar" style:country-complex="SA"/>
    </style:style>
    <style:style style:name="P65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6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 style:language-complex="ar" style:country-complex="SA"/>
    </style:style>
    <style:style style:name="P67" style:family="paragraph" style:parent-style-name="RUP_20_Tabela">
      <style:paragraph-properties fo:margin-left="0.212cm" fo:margin-right="0cm" fo:text-align="justify" style:justify-single-word="false" fo:text-indent="0cm" style:auto-text-indent="false" style:snap-to-layout-grid="false"/>
    </style:style>
    <style:style style:name="P68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9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70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71" style:family="paragraph" style:parent-style-name="RUP_20_Corpo_20_1">
      <style:paragraph-properties fo:margin-left="3.493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72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73" style:family="paragraph" style:parent-style-name="Standard">
      <style:paragraph-properties fo:margin-top="0cm" fo:margin-bottom="0.212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/>
    </style:style>
    <style:style style:name="P74" style:family="paragraph" style:parent-style-name="Standard">
      <style:paragraph-properties fo:margin-left="-0.032cm" fo:margin-right="0cm" fo:margin-top="0.212cm" fo:margin-bottom="0cm" fo:text-indent="0.058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5" style:family="paragraph" style:parent-style-name="Standard">
      <style:paragraph-properties fo:margin-left="-0.032cm" fo:margin-right="0cm" fo:margin-top="0.212cm" fo:margin-bottom="0cm" fo:text-indent="0.03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6" style:family="paragraph" style:parent-style-name="Standard">
      <style:paragraph-properties fo:margin-left="-0.032cm" fo:margin-right="0cm" fo:margin-top="0.212cm" fo:margin-bottom="0cm" fo:text-indent="0.212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7" style:family="paragraph" style:parent-style-name="Standard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8" style:family="paragraph" style:parent-style-name="Título_20_4_20__2b__20_12_20_pt">
      <style:paragraph-properties fo:margin-left="1.693cm" fo:margin-right="0cm" fo:text-indent="0cm" style:auto-text-indent="false"/>
      <style:text-properties fo:language="pt" fo:country="BR" style:language-complex="ar" style:country-complex="SA"/>
    </style:style>
    <style:style style:name="P79" style:family="paragraph" style:parent-style-name="RUP_20_Corpo_20_1">
      <style:text-properties fo:language="pt" fo:country="BR" style:language-complex="ar" style:country-complex="SA"/>
    </style:style>
    <style:style style:name="P80" style:family="paragraph" style:parent-style-name="RUP_20_Corpo_20_2">
      <style:paragraph-properties fo:margin-left="1.48cm" fo:margin-right="0cm" fo:margin-top="0cm" fo:margin-bottom="0cm" fo:text-indent="0cm" style:auto-text-indent="false"/>
      <style:text-properties fo:language="pt" fo:country="BR" style:language-complex="ar" style:country-complex="SA"/>
    </style:style>
    <style:style style:name="P81" style:family="paragraph" style:parent-style-name="RUP_20_Instruções">
      <style:paragraph-properties fo:margin-left="4.022cm" fo:margin-right="0cm" fo:text-indent="0cm" style:auto-text-indent="false"/>
      <style:text-properties fo:color="#000000" fo:font-size="10pt" fo:language="pt" fo:country="BR" fo:font-style="normal" style:font-size-asian="10pt" style:font-style-asian="normal" style:language-complex="ar" style:country-complex="SA" style:font-style-complex="italic"/>
    </style:style>
    <style:style style:name="P82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83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84" style:family="paragraph" style:parent-style-name="Text_20_body">
      <style:paragraph-properties fo:margin-top="0cm" fo:margin-bottom="0.106cm" fo:text-align="justify" style:justify-single-word="false"/>
      <style:text-properties fo:color="#000000" style:font-name="Arial" fo:font-size="10pt" fo:language="pt" fo:country="BR" style:font-size-asian="10pt" style:font-name-complex="Arial" style:language-complex="ar" style:country-complex="SA"/>
    </style:style>
    <style:style style:name="P85" style:family="paragraph" style:parent-style-name="Standard">
      <style:paragraph-properties fo:margin-left="0cm" fo:margin-right="0cm" fo:margin-top="0.212cm" fo:margin-bottom="0cm" fo:text-indent="0cm" style:auto-text-indent="false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6" style:family="paragraph" style:parent-style-name="Table_20_Contents">
      <style:paragraph-properties fo:margin-top="0cm" fo:margin-bottom="0.499cm" fo:text-align="center" style:justify-single-word="false" fo:padding-left="0.049cm" fo:padding-right="0cm" fo:padding-top="0.049cm" fo:padding-bottom="0.049cm" fo:border-left="0.035cm solid #000000" fo:border-right="none" fo:border-top="0.035cm solid #000000" fo:border-bottom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87" style:family="paragraph" style:parent-style-name="Table_20_Contents">
      <style:paragraph-properties fo:margin-top="0cm" fo:margin-bottom="0.499cm" fo:text-align="center" style:justify-single-word="false" fo:padding="0.049cm" fo:border="0.035cm solid #000000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88" style:family="paragraph" style:parent-style-name="Table_20_Contents">
      <style:paragraph-properties fo:margin-top="0cm" fo:margin-bottom="0.499cm" fo:text-align="justify" style:justify-single-word="false" fo:padding-left="0.049cm" fo:padding-right="0cm" fo:padding-top="0cm" fo:padding-bottom="0.049cm" fo:border-left="0.035cm solid #000000" fo:border-right="none" fo:border-top="none" fo:border-bottom="0.035cm solid #000000"/>
      <style:text-properties style:font-name="Arial" fo:font-size="10pt" style:font-size-asian="10pt" style:font-size-complex="10pt"/>
    </style:style>
    <style:style style:name="P89" style:family="paragraph" style:parent-style-name="Table_20_Contents">
      <style:paragraph-properties fo:margin-top="0cm" fo:margin-bottom="0.499cm" fo:text-align="justify" style:justify-single-word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style:font-name="Arial" fo:font-size="10pt" style:font-size-asian="10pt" style:font-size-complex="10pt"/>
    </style:style>
    <style:style style:name="P90" style:family="paragraph" style:parent-style-name="Heading_20_3">
      <style:paragraph-properties fo:margin-left="0.63cm" fo:margin-right="0cm" fo:margin-top="0cm" fo:margin-bottom="0cm" fo:text-indent="0cm" style:auto-text-indent="false"/>
      <style:text-properties fo:font-size="12pt" fo:language="pt" fo:country="BR" style:font-size-asian="12pt" style:font-size-complex="12pt" style:language-complex="ar" style:country-complex="SA"/>
    </style:style>
    <style:style style:name="P91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2" style:family="paragraph" style:parent-style-name="Standard">
      <style:paragraph-properties fo:margin-left="0.676cm" fo:margin-right="0cm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3" style:family="paragraph" style:parent-style-name="Standard">
      <style:paragraph-properties fo:margin-left="0.676cm" fo:margin-right="0cm" fo:margin-top="0cm" fo:margin-bottom="0.106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94" style:family="paragraph" style:parent-style-name="Standard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95" style:family="paragraph" style:parent-style-name="Standard">
      <style:paragraph-properties fo:margin-left="0.656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6" style:family="paragraph" style:parent-style-name="Standard">
      <style:paragraph-properties fo:margin-left="0.732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7" style:family="paragraph" style:parent-style-name="Standard">
      <style:paragraph-properties fo:margin-left="0.713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8" style:family="paragraph" style:parent-style-name="Standard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9" style:family="paragraph" style:parent-style-name="RUP_20_Corpo_20_1">
      <style:paragraph-properties fo:margin-left="0.619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0" style:family="paragraph" style:parent-style-name="Standard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1" style:family="paragraph" style:parent-style-name="Standard">
      <style:paragraph-properties fo:margin-left="0.639cm" fo:margin-right="0cm" fo:text-align="justify" style:justify-single-word="false" fo:text-indent="0cm" style:auto-text-indent="false"/>
    </style:style>
    <style:style style:name="P102" style:family="paragraph" style:parent-style-name="Standard">
      <style:paragraph-properties fo:margin-left="1.125cm" fo:margin-right="0cm" fo:text-indent="0cm" style:auto-text-indent="false"/>
      <style:text-properties style:font-name="Arial" fo:font-size="10pt" style:font-size-asian="10pt" style:font-size-complex="10pt"/>
    </style:style>
    <style:style style:name="P103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04" style:family="paragraph" style:parent-style-name="Title">
      <style:paragraph-properties fo:break-before="page"/>
      <style:text-properties fo:language="pt" fo:country="BR" style:language-complex="ar" style:country-complex="SA"/>
    </style:style>
    <style:style style:name="P105" style:family="paragraph" style:parent-style-name="Standard">
      <style:paragraph-properties fo:line-height="0.349cm"/>
      <style:text-properties fo:language="pt" fo:country="BR" style:language-asian="en" style:country-asian="US" style:language-complex="ar" style:country-complex="SA"/>
    </style:style>
    <style:style style:name="P106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7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8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09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0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1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12" style:family="paragraph" style:parent-style-name="Standard" style:list-style-name="L1">
      <style:paragraph-properties fo:margin-left="1.693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3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4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5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6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7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8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19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0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1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2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3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4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5" style:family="paragraph" style:parent-style-name="Standard" style:list-style-name="L2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6" style:family="paragraph" style:parent-style-name="Standard" style:list-style-name="L3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7" style:family="paragraph" style:parent-style-name="Standard" style:list-style-name="L3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8" style:family="paragraph" style:parent-style-name="Standard" style:list-style-name="L3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9" style:family="paragraph" style:parent-style-name="Standard" style:list-style-name="L4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0" style:family="paragraph" style:parent-style-name="Standard" style:list-style-name="L4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1" style:family="paragraph" style:parent-style-name="Standard" style:list-style-name="L4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2" style:family="paragraph" style:parent-style-name="Standard" style:list-style-name="L4">
      <style:paragraph-properties fo:margin-left="0.61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33" style:family="paragraph" style:parent-style-name="Standard" style:list-style-name="L5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34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35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36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37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38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39" style:family="paragraph" style:parent-style-name="Standard" style:list-style-name="L7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0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1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2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3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4" style:family="paragraph" style:parent-style-name="Standard" style:list-style-name="L6">
      <style:paragraph-properties fo:margin-left="0.656cm" fo:margin-right="0cm" fo:text-indent="0cm" style:auto-text-indent="false"/>
      <style:text-properties style:font-name="Arial" fo:font-size="10pt" style:font-size-asian="10pt" style:font-size-complex="10pt"/>
    </style:style>
    <style:style style:name="P145" style:family="paragraph" style:parent-style-name="Standard" style:list-style-name="L8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46" style:family="paragraph" style:parent-style-name="Standard" style:list-style-name="L8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47" style:family="paragraph" style:parent-style-name="Standard" style:list-style-name="L8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48" style:family="paragraph" style:parent-style-name="Standard" style:list-style-name="L8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49" style:family="paragraph" style:parent-style-name="Standard" style:list-style-name="L8">
      <style:paragraph-properties fo:margin-left="0.639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50" style:family="paragraph" style:parent-style-name="Header" style:list-style-name="WW8Num21">
      <style:text-properties fo:font-weight="bold" style:font-weight-asian="bold" style:font-weight-complex="bold"/>
    </style:style>
    <style:style style:name="P151" style:family="paragraph" style:parent-style-name="Header" style:list-style-name="WW8Num21">
      <style:text-properties fo:font-weight="bold" style:font-weight-asian="bold" style:font-weight-complex="bold"/>
    </style:style>
    <style:style style:name="P152" style:family="paragraph" style:parent-style-name="Header" style:list-style-name="WW8Num21">
      <style:text-properties fo:font-weight="bold" style:font-weight-asian="bold" style:font-weight-complex="bold"/>
    </style:style>
    <style:style style:name="P153" style:family="paragraph" style:parent-style-name="Header" style:list-style-name="WW8Num21">
      <style:text-properties fo:font-weight="bold" style:font-weight-asian="bold" style:font-weight-complex="bold"/>
    </style:style>
    <style:style style:name="P154" style:family="paragraph" style:parent-style-name="Header" style:list-style-name="WW8Num21">
      <style:text-properties fo:font-weight="bold" style:font-weight-asian="bold" style:font-weight-complex="bold"/>
    </style:style>
    <style:style style:name="P155" style:family="paragraph" style:parent-style-name="Header" style:list-style-name="WW8Num21">
      <style:text-properties fo:font-weight="bold" style:font-weight-asian="bold" style:font-weight-complex="bold"/>
    </style:style>
    <style:style style:name="P156" style:family="paragraph" style:parent-style-name="Header" style:list-style-name="WW8Num21">
      <style:text-properties fo:font-weight="bold" style:font-weight-asian="bold" style:font-weight-complex="bold"/>
    </style:style>
    <style:style style:name="P157" style:family="paragraph" style:parent-style-name="Header" style:list-style-name="WW8Num21">
      <style:text-properties fo:font-weight="bold" style:font-weight-asian="bold" style:font-weight-complex="bold"/>
    </style:style>
    <style:style style:name="P158" style:family="paragraph" style:parent-style-name="Título_20_4_20__2b__20_12_20_pt" style:list-style-name="WW8Num21"/>
    <style:style style:name="P159" style:family="paragraph" style:parent-style-name="Título_20_4_20__2b__20_12_20_pt" style:list-style-name="WW8Num21"/>
    <style:style style:name="P160" style:family="paragraph" style:parent-style-name="Título_20_4_20__2b__20_12_20_pt" style:list-style-name="WW8Num21"/>
    <style:style style:name="P161" style:family="paragraph" style:parent-style-name="Título_20_4_20__2b__20_12_20_pt" style:list-style-name="WW8Num21"/>
    <style:style style:name="P162" style:family="paragraph" style:parent-style-name="Título_20_4_20__2b__20_12_20_pt" style:list-style-name="WW8Num21"/>
    <style:style style:name="P163" style:family="paragraph" style:parent-style-name="Título_20_4_20__2b__20_12_20_pt" style:list-style-name="WW8Num21"/>
    <style:style style:name="P164" style:family="paragraph" style:parent-style-name="Título_20_4_20__2b__20_12_20_pt" style:list-style-name="WW8Num21"/>
    <style:style style:name="P165" style:family="paragraph" style:parent-style-name="Text_20_body">
      <style:paragraph-properties fo:line-height="0.349cm"/>
    </style:style>
    <style:style style:name="P166" style:family="paragraph" style:parent-style-name="Text_20_body">
      <style:paragraph-properties fo:line-height="0.349cm">
        <style:tab-stops>
          <style:tab-stop style:position="0.847cm"/>
          <style:tab-stop style:position="16.933cm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167" style:family="paragraph" style:parent-style-name="Text_20_body">
      <style:paragraph-properties fo:margin-left="1.27cm" fo:margin-right="0cm" fo:line-height="0.349cm" fo:text-indent="1.371cm" style:auto-text-indent="false"/>
    </style:style>
    <style:style style:name="P168" style:family="paragraph" style:parent-style-name="Text_20_body">
      <style:paragraph-properties fo:margin-left="1.27cm" fo:margin-right="0cm" fo:line-height="0.349cm" fo:text-indent="1.388cm" style:auto-text-indent="false"/>
    </style:style>
    <style:style style:name="P169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language="pt" fo:country="BR" style:language-complex="ar" style:country-complex="SA" style:font-style-complex="italic"/>
    </style:style>
    <style:style style:name="T6" style:family="text">
      <style:text-properties fo:language="pt" fo:country="BR" style:font-name-complex="Arial" style:language-complex="ar" style:country-complex="SA"/>
    </style:style>
    <style:style style:name="T7" style:family="text">
      <style:text-properties fo:font-size="16pt" fo:language="pt" fo:country="BR" fo:font-weight="normal" style:font-size-asian="16pt" style:font-weight-asian="normal" style:font-size-complex="16pt"/>
    </style:style>
    <style:style style:name="T8" style:family="text">
      <style:text-properties fo:font-size="16pt" fo:language="pt" fo:country="BR" style:font-size-asian="16pt" style:font-size-complex="16pt"/>
    </style:style>
    <style:style style:name="T9" style:family="text">
      <style:text-properties fo:color="#008000" style:language-asian="zxx" style:country-asian="none"/>
    </style:style>
    <style:style style:name="T10" style:family="text">
      <style:text-properties style:font-name="Arial" fo:font-size="12pt" fo:language="pt" fo:country="BR" style:font-size-asian="12pt" style:language-complex="ar" style:country-complex="SA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fo:color="#000000" fo:font-weight="normal" style:language-asian="zxx" style:country-asian="none" style:font-weight-asian="normal"/>
    </style:style>
    <style:style style:name="T13" style:family="text">
      <style:text-properties fo:font-variant="normal" fo:text-transform="none" fo:language="pt" fo:country="BR" fo:font-style="normal" style:language-complex="ar" style:country-complex="SA"/>
    </style:style>
    <style:style style:name="T14" style:family="text">
      <style:text-properties fo:color="#0000cc" style:text-underline-style="solid" style:text-underline-width="auto" style:text-underline-color="font-color"/>
    </style:style>
    <style:style style:name="T15" style:family="text">
      <style:text-properties fo:font-weight="normal" style:language-asian="zxx" style:country-asian="none" style:font-weight-asian="normal"/>
    </style:style>
    <style:style style:name="T16" style:family="text">
      <style:text-properties fo:font-weight="normal" style:language-asian="zxx" style:country-asian="none" style:font-weight-asian="normal" style:font-weight-complex="normal"/>
    </style:style>
    <style:style style:name="T17" style:family="text">
      <style:text-properties fo:font-weight="normal" style:language-asian="zxx" style:country-asian="none" style:font-weight-asian="normal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.799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2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2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2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2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2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2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2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2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2"/>
      </text:list-level-style-bullet>
    </text:list-style>
    <text:list-style style:name="L4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text:list-style style:name="L5">
      <text:list-level-style-bullet text:level="1" text:style-name="Bullet_20_Symbols" style:num-suffix=")" text:bullet-char="●">
        <style:text-properties style:font-name="StarSymbol"/>
      </text:list-level-style-bullet>
      <text:list-level-style-bullet text:level="2" text:style-name="Bullet_20_Symbols" style:num-suffix=")" text:bullet-char="●">
        <style:text-properties style:font-name="StarSymbol"/>
      </text:list-level-style-bullet>
      <text:list-level-style-bullet text:level="3" text:style-name="Bullet_20_Symbols" style:num-suffix=")" text:bullet-char="●">
        <style:text-properties style:font-name="StarSymbol"/>
      </text:list-level-style-bullet>
      <text:list-level-style-bullet text:level="4" text:style-name="Bullet_20_Symbols" style:num-suffix=")" text:bullet-char="●">
        <style:text-properties style:font-name="StarSymbol"/>
      </text:list-level-style-bullet>
      <text:list-level-style-bullet text:level="5" text:style-name="Bullet_20_Symbols" style:num-suffix=")" text:bullet-char="●">
        <style:text-properties style:font-name="StarSymbol"/>
      </text:list-level-style-bullet>
      <text:list-level-style-bullet text:level="6" text:style-name="Bullet_20_Symbols" style:num-suffix=")" text:bullet-char="●">
        <style:text-properties style:font-name="StarSymbol"/>
      </text:list-level-style-bullet>
      <text:list-level-style-bullet text:level="7" text:style-name="Bullet_20_Symbols" style:num-suffix=")" text:bullet-char="●">
        <style:text-properties style:font-name="StarSymbol"/>
      </text:list-level-style-bullet>
      <text:list-level-style-bullet text:level="8" text:style-name="Bullet_20_Symbols" style:num-suffix=")" text:bullet-char="●">
        <style:text-properties style:font-name="StarSymbol"/>
      </text:list-level-style-bullet>
      <text:list-level-style-bullet text:level="9" text:style-name="Bullet_20_Symbols" style:num-suffix=")" text:bullet-char="●">
        <style:text-properties style:font-name="StarSymbol"/>
      </text:list-level-style-bullet>
      <text:list-level-style-bullet text:level="10" text:style-name="Bullet_20_Symbols" style:num-suffix=")" text:bullet-char="●"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text-properties style:font-name="StarSymbol1"/>
      </text:list-level-style-bullet>
      <text:list-level-style-bullet text:level="2" text:style-name="Bullet_20_Symbols" style:num-suffix="." text:bullet-char="•">
        <style:text-properties style:font-name="StarSymbol1"/>
      </text:list-level-style-bullet>
      <text:list-level-style-bullet text:level="3" text:style-name="Bullet_20_Symbols" style:num-suffix="." text:bullet-char="•">
        <style:text-properties style:font-name="StarSymbol1"/>
      </text:list-level-style-bullet>
      <text:list-level-style-bullet text:level="4" text:style-name="Bullet_20_Symbols" style:num-suffix="." text:bullet-char="•">
        <style:text-properties style:font-name="StarSymbol1"/>
      </text:list-level-style-bullet>
      <text:list-level-style-bullet text:level="5" text:style-name="Bullet_20_Symbols" style:num-suffix="." text:bullet-char="•">
        <style:text-properties style:font-name="StarSymbol1"/>
      </text:list-level-style-bullet>
      <text:list-level-style-bullet text:level="6" text:style-name="Bullet_20_Symbols" style:num-suffix="." text:bullet-char="•">
        <style:text-properties style:font-name="StarSymbol1"/>
      </text:list-level-style-bullet>
      <text:list-level-style-bullet text:level="7" text:style-name="Bullet_20_Symbols" style:num-suffix="." text:bullet-char="•">
        <style:text-properties style:font-name="StarSymbol1"/>
      </text:list-level-style-bullet>
      <text:list-level-style-bullet text:level="8" text:style-name="Bullet_20_Symbols" style:num-suffix="." text:bullet-char="•">
        <style:text-properties style:font-name="StarSymbol1"/>
      </text:list-level-style-bullet>
      <text:list-level-style-bullet text:level="9" text:style-name="Bullet_20_Symbols" style:num-suffix="." text:bullet-char="•">
        <style:text-properties style:font-name="StarSymbol1"/>
      </text:list-level-style-bullet>
      <text:list-level-style-bullet text:level="10" text:style-name="Bullet_20_Symbols" style:num-suffix="." text:bullet-char="•"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text-properties style:font-name="StarSymbol"/>
      </text:list-level-style-bullet>
      <text:list-level-style-bullet text:level="2" text:style-name="Bullet_20_Symbols" style:num-suffix="." text:bullet-char="●">
        <style:text-properties style:font-name="StarSymbol"/>
      </text:list-level-style-bullet>
      <text:list-level-style-bullet text:level="3" text:style-name="Bullet_20_Symbols" style:num-suffix="." text:bullet-char="●">
        <style:text-properties style:font-name="StarSymbol"/>
      </text:list-level-style-bullet>
      <text:list-level-style-bullet text:level="4" text:style-name="Bullet_20_Symbols" style:num-suffix="." text:bullet-char="●">
        <style:text-properties style:font-name="StarSymbol"/>
      </text:list-level-style-bullet>
      <text:list-level-style-bullet text:level="5" text:style-name="Bullet_20_Symbols" style:num-suffix="." text:bullet-char="●">
        <style:text-properties style:font-name="StarSymbol"/>
      </text:list-level-style-bullet>
      <text:list-level-style-bullet text:level="6" text:style-name="Bullet_20_Symbols" style:num-suffix="." text:bullet-char="●">
        <style:text-properties style:font-name="StarSymbol"/>
      </text:list-level-style-bullet>
      <text:list-level-style-bullet text:level="7" text:style-name="Bullet_20_Symbols" style:num-suffix="." text:bullet-char="●">
        <style:text-properties style:font-name="StarSymbol"/>
      </text:list-level-style-bullet>
      <text:list-level-style-bullet text:level="8" text:style-name="Bullet_20_Symbols" style:num-suffix="." text:bullet-char="●">
        <style:text-properties style:font-name="StarSymbol"/>
      </text:list-level-style-bullet>
      <text:list-level-style-bullet text:level="9" text:style-name="Bullet_20_Symbols" style:num-suffix="." text:bullet-char="●">
        <style:text-properties style:font-name="StarSymbol"/>
      </text:list-level-style-bullet>
      <text:list-level-style-bullet text:level="10" text:style-name="Bullet_20_Symbols" style:num-suffix="." text:bullet-char="●"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/>
      <text:p text:style-name="P11"/>
      <text:p text:style-name="P11"/>
      <text:p text:style-name="P11"/>
      <text:p text:style-name="P30"/>
      <text:p text:style-name="P13">Termo de Abertura</text:p>
      <text:p text:style-name="P18"/>
      <text:p text:style-name="P31"/>
      <text:p text:style-name="P31"/>
      <text:p text:style-name="P31"/>
      <text:p text:style-name="P31"/>
      <text:p text:style-name="P13">Sistema de Cadastro e Controle para Consultório Odontológico (SCO) - Versão 1.0</text:p>
      <text:p text:style-name="P16">Iteração - Release 1.0</text:p>
      <text:p text:style-name="P31"/>
      <text:p text:style-name="P31"/>
      <text:p text:style-name="P31"/>
      <text:p text:style-name="P31"/>
      <text:p text:style-name="P31"/>
      <text:p text:style-name="P15"><text:span text:style-name="T7">Versão do Documento:</text:span><text:span text:style-name="T8"> 1.0</text:span></text:p>
      <text:p text:style-name="P31"/>
      <text:p text:style-name="P31"/>
      <text:p text:style-name="P31"/>
      <text:p text:style-name="P17"/>
      <text:p text:style-name="P14"/>
      <text:section text:style-name="Sect1" text:name="Seção1">
        <text:p text:style-name="Standard"/>
      </text:section>
      <text:section text:style-name="Sect2" text:name="Seção2">
        <text:p text:style-name="P33"/>
        <text:p text:style-name="P57">Histórico de Revisão</text:p>
        <text:p text:style-name="P32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59">Data</text:p>
            </table:table-cell>
            <table:table-cell table:style-name="Tabela2.A1" office:value-type="string">
              <text:p text:style-name="P66">Versão do Documento</text:p>
            </table:table-cell>
            <table:table-cell table:style-name="Tabela2.A1" office:value-type="string">
              <text:p text:style-name="P59">Descrição</text:p>
            </table:table-cell>
            <table:table-cell table:style-name="Tabela2.D1" office:value-type="string">
              <text:p text:style-name="P59">Autor</text:p>
            </table:table-cell>
          </table:table-row>
          <table:table-row table:style-name="Tabela2.1">
            <table:table-cell table:style-name="Tabela2.A2" office:value-type="string">
              <text:p text:style-name="P61">03/03/2010</text:p>
            </table:table-cell>
            <table:table-cell table:style-name="Tabela2.A2" office:value-type="string">
              <text:p text:style-name="P61"/>
            </table:table-cell>
            <table:table-cell table:style-name="Tabela2.A2" office:value-type="string">
              <text:p text:style-name="P63">Inicio da produção deste documento</text:p>
            </table:table-cell>
            <table:table-cell table:style-name="Tabela2.D2" office:value-type="string">
              <text:p text:style-name="P61">Vinicius G G R</text:p>
              <text:p text:style-name="P61">Amanda B S</text:p>
            </table:table-cell>
          </table:table-row>
          <table:table-row table:style-name="Tabela2.1">
            <table:table-cell table:style-name="Tabela2.A3" office:value-type="date" office:date-value="2010-03-04">
              <text:p text:style-name="P61">04/03/10</text:p>
            </table:table-cell>
            <table:table-cell table:style-name="Tabela2.A2" office:value-type="string">
              <text:p text:style-name="P61"/>
            </table:table-cell>
            <table:table-cell table:style-name="Tabela2.A2" office:value-type="string">
              <text:p text:style-name="P61">Continuação da elaboração</text:p>
            </table:table-cell>
            <table:table-cell table:style-name="Tabela2.D2" office:value-type="string">
              <text:p text:style-name="P61">Amanda B S</text:p>
              <text:p text:style-name="P61">Vinicius G G R</text:p>
            </table:table-cell>
          </table:table-row>
          <table:table-row table:style-name="Tabela2.1">
            <table:table-cell table:style-name="Tabela2.A2" office:value-type="string">
              <text:p text:style-name="P64">05/03/2010</text:p>
              <text:p text:style-name="P60"/>
            </table:table-cell>
            <table:table-cell table:style-name="Tabela2.A2" office:value-type="string">
              <text:p text:style-name="P61"/>
            </table:table-cell>
            <table:table-cell table:style-name="Tabela2.A2" office:value-type="string">
              <text:p text:style-name="P61">Conclusão da elaboração</text:p>
            </table:table-cell>
            <table:table-cell table:style-name="Tabela2.D2" office:value-type="string">
              <text:p text:style-name="P61">Amanda B S</text:p>
              <text:p text:style-name="P61">Fábio José S</text:p>
              <text:p text:style-name="P61">Rafael A V</text:p>
              <text:p text:style-name="P61">Vinicius G G R</text:p>
            </table:table-cell>
          </table:table-row>
        </table:table>
        <text:p text:style-name="P32"/>
        <text:p text:style-name="P32"/>
        <text:p text:style-name="P12"/>
        <text:p text:style-name="P56">Sumário</text:p>
        <text:p text:style-name="P35"/>
        <text:p text:style-name="P105"/>
        <text:table-of-content text:style-name="Sect3" text:name="Sumário1">
          <text:table-of-content-source text:outline-level="1" text:use-index-marks="false" text:use-index-source-styles="true">
  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847cm" style:leader-char=" " style:with-tab="false"/>
              <text:index-entry-tab-stop style:type="left" style:position="16.933cm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1">
              <text:index-source-style text:style-name="Heading_20_1"/>
              <text:index-source-style text:style-name="Título_20_4_20__2b__20_12_20_pt"/>
            </text:index-source-styles>
            <text:index-source-styles text:outline-level="2">
              <text:index-source-style text:style-name="Heading_20_2"/>
              <text:index-source-style text:style-name="Título_20_3_20__2b__20_13_20_pt"/>
            </text:index-source-styles>
            <text:index-source-styles text:outline-level="3">
              <text:index-source-style text:style-name="Título_20_3_20__2b__20_13_20_pt"/>
            </text:index-source-styles>
            <text:index-source-styles text:outline-level="4">
              <text:index-source-style text:style-name="Título_20_4_20__2b__20_12_20_pt"/>
            </text:index-source-styles>
          </text:table-of-content-source>
          <text:index-body>
            <text:p text:style-name="P166">1. Apresentação do Projeto............................................................................................. 4</text:p>
            <text:p text:style-name="P165">2. Um resumo das condições que definem o projeto...................................................... 4</text:p>
            <text:p text:style-name="P165">3. Matriz de Respnsabilidades........................................................................................ 4</text:p>
            <text:p text:style-name="P165">4. Necessidades básicas do trabalho a ser realizado....................................................... 5</text:p>
            <text:p text:style-name="P165">5.Descrição do Projeto.................................................................................................... 5</text:p>
            <text:p text:style-name="P167">5.1.Escopo do Projeto........................................................................................ 5</text:p>
            <text:p text:style-name="P167">5.2 Não-Escopo do Projeto................................................................................ 5</text:p>
            <text:p text:style-name="P167">5.3Premissas do Projeto..................................................................................... 6</text:p>
            <text:p text:style-name="P167">5.4Produto do Projeto........................................................................................ 6</text:p>
            <text:p text:style-name="P167">5.4.1. Requisitos do Usuário.............................................................................. 6</text:p>
            <text:p text:style-name="P167">5.4.2 Requisitos.................................................................................................. 7</text:p>
            <text:p text:style-name="P167">5.5. Restrições do produto................................................................................. 8</text:p>
            <text:p text:style-name="P167">5.6. Critério de qualidade do produto................................................................ 8</text:p>
            <text:p text:style-name="P167">5.7. Lista de Riscos............................................................................................ 9</text:p>
            <text:p text:style-name="P167">5.8. Prioridades.................................................................................................. 9</text:p>
            <text:p text:style-name="P165">6.0. Referências............................................................................................................... 9</text:p>
            <text:p text:style-name="P165">7.0. Cronograma básico do projeto................................................................................. 9</text:p>
            <text:p text:style-name="P165">8.0. Estimativas iniciais de custo.................................................................................. 10</text:p>
            <text:p text:style-name="P165">9.0. Administração........................................................................................................ 10</text:p>
            <text:p text:style-name="P168">9.1. Necessidade inicial do Projeto.................................................................. 10</text:p>
            <text:p text:style-name="P168">9.2. Necessidade de suporte pela organização................................................. 10</text:p>
            <text:p text:style-name="P168">9.3. Controle e gerenciamento das informações do projeto............................. 10</text:p>
            <text:p text:style-name="P165">10.0 Assinaturas............................................................................................................ 11</text:p>
          </text:index-body>
        </text:table-of-content>
        <text:p text:style-name="P104">Termo de Abertura</text:p>
        <text:p text:style-name="P35"/>
        <text:list text:style-name="WW8Num21">
          <text:list-item>
            <text:h text:style-name="P150" text:outline-level="1">Apresentação do Projeto</text:h>
          </text:list-item>
        </text:list>
        <text:p text:style-name="P51"/>
        <text:p text:style-name="P95">O Sistema de Cadastro e Controle para Consultório Odontológico (SCO) será uma solução em software para atender as necessidades do consultório odontológico. O intuito é tornar mais eficiente os serviços prestados, bem como, proporcionar maior segurança e confiabilidade nas informações armazenadas.</text:p>
        <text:p text:style-name="P95"/>
        <text:p text:style-name="P50"/>
        <text:list text:style-name="WW8Num21" text:continue-numbering="true">
          <text:list-item>
            <text:h text:style-name="P150" text:outline-level="1">Um resumo das condições que definem o projeto</text:h>
          </text:list-item>
        </text:list>
        <text:p text:style-name="P34"><text:s text:c="6"/></text:p>
        <text:p text:style-name="P91">Os detentores do conhecimento do negócio trabalham no consultório em questão. A pessoa responsável por fornecer os requisitos se compromete a colaborar fornecendo as suas reais necessidades. Os possíveis usuários do sistema participarão do processo de desenvolvimento dos requisitos, podendo validar necessidades do sistema.</text:p>
        <text:p text:style-name="P91"/>
        <text:p text:style-name="P91"/>
        <text:h text:style-name="P10" text:outline-level="1">3. Matriz de Respnsabilidades</text:h>
        <text:p text:style-name="P53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header-rows>
            <table:table-row table:style-name="Tabela3.1">
              <table:table-cell table:style-name="Tabela3.A1" office:value-type="string">
                <text:p text:style-name="P72">Nome</text:p>
              </table:table-cell>
              <table:table-cell table:style-name="Tabela3.A1" office:value-type="string">
                <text:p text:style-name="P72">Dados</text:p>
              </table:table-cell>
              <table:table-cell table:style-name="Tabela3.A1" office:value-type="string">
                <text:p text:style-name="P72">Papel</text:p>
              </table:table-cell>
              <table:table-cell table:style-name="Tabela3.A1" office:value-type="string">
                <text:p text:style-name="P19">Empresa</text:p>
                <text:p text:style-name="P73">Área</text:p>
              </table:table-cell>
              <table:table-cell table:style-name="Tabela3.E1" office:value-type="string">
                <text:p text:style-name="P49">Responsabilidades</text:p>
              </table:table-cell>
            </table:table-row>
          </table:table-header-rows>
          <table:table-row table:style-name="Tabela3.2">
            <table:table-cell table:style-name="Tabela3.A2" office:value-type="string">
              <text:p text:style-name="P21">Vinicius Gardênio Guimarães Rodrigues</text:p>
            </table:table-cell>
            <table:table-cell table:style-name="Tabela3.A2" office:value-type="string">
              <text:p text:style-name="P74">E-mail: </text:p>
              <text:p text:style-name="P85">viiniiciius@gmail.com</text:p>
            </table:table-cell>
            <table:table-cell table:style-name="Tabela3.A2" office:value-type="string">
              <text:p text:style-name="P21">Gerente de Projeto e Desenvolvedor</text:p>
            </table:table-cell>
            <table:table-cell table:style-name="Tabela3.A2" office:value-type="string">
              <text:p text:style-name="P22">UEG-SI</text:p>
            </table:table-cell>
            <table:table-cell table:style-name="Tabela3.E2" office:value-type="string">
              <text:p text:style-name="P21">. Acompanhar os trabalhos da TI;</text:p>
              <text:p text:style-name="P20">. Verificar e garantir a qualidade do Produto;</text:p>
              <text:p text:style-name="P20">. Realizar reuniões semanais com a equipe;</text:p>
              <text:p text:style-name="P20">. Gerar toda a documentação gerencial;</text:p>
              <text:p text:style-name="P20">. Desenvolver arquitetura do sistema;</text:p>
              <text:p text:style-name="P20">. Gerar produto.</text:p>
            </table:table-cell>
          </table:table-row>
          <table:table-row table:style-name="Tabela3.2">
            <table:table-cell table:style-name="Tabela3.A2" office:value-type="string">
              <text:p text:style-name="P21">Lidia Pires Barbosa </text:p>
            </table:table-cell>
            <table:table-cell table:style-name="Tabela3.A2" office:value-type="string">
              <text:p text:style-name="P74">E-mail: </text:p>
              <text:p text:style-name="P74">lidiapiresbarbosa@hotmail.com</text:p>
            </table:table-cell>
            <table:table-cell table:style-name="Tabela3.A2" office:value-type="string">
              <text:p text:style-name="P21">Cliente</text:p>
            </table:table-cell>
            <table:table-cell table:style-name="Tabela3.A2" office:value-type="string">
              <text:p text:style-name="P22">CLIENTE</text:p>
            </table:table-cell>
            <table:table-cell table:style-name="Tabela3.E2" office:value-type="string">
              <text:p text:style-name="P21">. Acompanhar os trabalhos de construção;</text:p>
              <text:p text:style-name="P20">. Garantir os recursos solicitados pela TI;</text:p>
              <text:p text:style-name="P20">. Validar o produto Realizar reuniões semanais com a equipe e TI;</text:p>
              <text:p text:style-name="P20">. Assinar e Homologar toda a documentação gerencial;</text:p>
              <text:p text:style-name="P24">. Dar o aceite.</text:p>
            </table:table-cell>
          </table:table-row>
          <table:table-row table:style-name="Tabela3.2">
            <table:table-cell table:style-name="Tabela3.A2" office:value-type="string">
              <text:p text:style-name="P21">Amanda Barbosa Silva</text:p>
            </table:table-cell>
            <table:table-cell table:style-name="Tabela3.A2" office:value-type="string">
              <text:p text:style-name="P74">E-mail: </text:p>
              <text:p text:style-name="P74">amanda.barbosabs@gmail.com</text:p>
              <text:p text:style-name="P75"/>
            </table:table-cell>
            <table:table-cell table:style-name="Tabela3.A2" office:value-type="string">
              <text:p text:style-name="P21">Analista Líder e Desenvolvedor</text:p>
            </table:table-cell>
            <table:table-cell table:style-name="Tabela3.A2" office:value-type="string">
              <text:p text:style-name="P22">UEG-SI</text:p>
            </table:table-cell>
            <table:table-cell table:style-name="Tabela3.E2" office:value-type="string">
              <text:p text:style-name="P25">. Obter aceite;</text:p>
              <text:p text:style-name="P25">. Realizar reuniões com o cliente;</text:p>
              <text:p text:style-name="P25">. Elaborar documento de análise;</text:p>
              <text:p text:style-name="P25">. Desenvolvimento do produto;</text:p>
              <text:p text:style-name="P24">. Validar o produto junto com o cliente;</text:p>
              <text:p text:style-name="P24">. Garantir a qualidade do produto.</text:p>
            </table:table-cell>
          </table:table-row>
          <text:soft-page-break/>
          <table:table-row table:style-name="Tabela3.5">
            <table:table-cell table:style-name="Tabela3.A2" office:value-type="string">
              <text:p text:style-name="P21">Fábio José</text:p>
            </table:table-cell>
            <table:table-cell table:style-name="Tabela3.A2" office:value-type="string">
              <text:p text:style-name="P74">E-mail: fabimgyn@gmail.com</text:p>
              <text:p text:style-name="P76"/>
            </table:table-cell>
            <table:table-cell table:style-name="Tabela3.A2" office:value-type="string">
              <text:p text:style-name="P21">Analista Líder e Desenvolvedor</text:p>
            </table:table-cell>
            <table:table-cell table:style-name="Tabela3.A2" office:value-type="string">
              <text:p text:style-name="P22">UEG-SI</text:p>
            </table:table-cell>
            <table:table-cell table:style-name="Tabela3.E2" office:value-type="string">
              <text:p text:style-name="P25">. Acompanhar os trabalhos da TI;</text:p>
              <text:p text:style-name="P25">. Garantir a qualidade do produto;</text:p>
              <text:p text:style-name="P25">. Desenvolvimento do produto;</text:p>
              <text:p text:style-name="P25">. Elaborar documentos de análise;</text:p>
              <text:p text:style-name="P24">. Validar o Produto.</text:p>
            </table:table-cell>
          </table:table-row>
          <table:table-row table:style-name="Tabela3.5">
            <table:table-cell table:style-name="Tabela3.A6" office:value-type="string">
              <text:p text:style-name="P21">Rafael Vieira de Almeida</text:p>
            </table:table-cell>
            <table:table-cell table:style-name="Tabela3.A6" office:value-type="string">
              <text:p text:style-name="P74">E-mail: rhafael.vieira@gmail.com</text:p>
            </table:table-cell>
            <table:table-cell table:style-name="Tabela3.A6" office:value-type="string">
              <text:p text:style-name="P21">Analista , Desenvolvedor , DBA</text:p>
            </table:table-cell>
            <table:table-cell table:style-name="Tabela3.A6" office:value-type="string">
              <text:p text:style-name="P22">UEG-SI</text:p>
            </table:table-cell>
            <table:table-cell table:style-name="Tabela3.E6" office:value-type="string">
              <text:p text:style-name="P25">. Modelagem de banco de dados</text:p>
              <text:p text:style-name="P25">. Desenvolvimento do produto</text:p>
              <text:p text:style-name="P25">. Validar o Produto</text:p>
              <text:p text:style-name="P25">. Elaborar documento de análise</text:p>
            </table:table-cell>
          </table:table-row>
          <table:table-row table:style-name="Tabela3.5">
            <table:table-cell table:style-name="Tabela3.A6" office:value-type="string">
              <text:p text:style-name="P21">Lena Lúcia Moraes e Guiliano Rangel</text:p>
            </table:table-cell>
            <table:table-cell table:style-name="Tabela3.A6" office:value-type="string">
              <text:p text:style-name="P74"/>
            </table:table-cell>
            <table:table-cell table:style-name="Tabela3.A6" office:value-type="string">
              <text:p text:style-name="P21">Orientação e Consultoria</text:p>
            </table:table-cell>
            <table:table-cell table:style-name="Tabela3.A6" office:value-type="string">
              <text:p text:style-name="P22">UEG-SI</text:p>
            </table:table-cell>
            <table:table-cell table:style-name="Tabela3.E6" office:value-type="string">
              <text:p text:style-name="P25">.Orientação ao longo do projeto</text:p>
              <text:p text:style-name="P25">. Validação de requisitos</text:p>
              <text:p text:style-name="P25">. Fornecer informações sobre a metodologia do projeto </text:p>
            </table:table-cell>
          </table:table-row>
        </table:table>
        <text:p text:style-name="P52"><text:soft-page-break/></text:p>
        <text:list text:style-name="WW8Num21" text:continue-numbering="true">
          <text:list-header>
            <text:h text:style-name="P150" text:outline-level="1" text:is-list-header="true">4. Necessidades básicas do trabalho a ser realizado</text:h>
          </text:list-header>
        </text:list>
        <text:p text:style-name="P32"/>
        <text:p text:style-name="P96">Para a execução do projeto é indispensável a colaboração do cliente fornecendo e validando requisitos. O contratante deve garantir a infraestrutura básica a ser definida neste documento.</text:p>
        <text:p text:style-name="P96"/>
        <text:p text:style-name="P96">Os usuários precisam ter conhecimentos básicos em informática para conseguir utilizar o sistema.</text:p>
        <text:p text:style-name="P96"/>
        <text:p text:style-name="P96">O produto trabalhará com um infraestrutura básica de no mínimo dois computadores. Será necessária uma máquina para servidor e no mínimo uma máquina para utilização como cliente. Os sistemas deverão ter a configuração mínima recomendada. A infraestrutura de rede que interligará os pontos do sistema precisa ser confiável e não é de responsabilidade do contratado garantir o seu funcionamento, embora seja necessária para o funcionamento.</text:p>
        <text:p text:style-name="P96">O banco de dados da aplicação não poderá ser manipulado manualmente sem consulta prévia, sob consequência de corromper os dados da aplicação, que, consequentemente fará com que a aplicação não funcione de forma adequada.</text:p>
        <text:p text:style-name="P54"/>
        <text:list text:style-name="WW8Num21" text:continue-numbering="true">
          <text:list-header>
            <text:h text:style-name="P150" text:outline-level="1" text:is-list-header="true">5.Descrição do Projeto</text:h>
          </text:list-header>
        </text:list>
        <text:p text:style-name="P54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58" text:outline-level="2" text:is-list-header="true">5.1.Escopo do Projeto</text:h>
                  </text:list-header>
                </text:list>
              </text:list-item>
            </text:list>
          </text:list-item>
        </text:list>
        <text:p text:style-name="P48"/>
        <text:p text:style-name="P93">O sistema propõe automatizar o gerenciamento das informações inerentes as rotinas do consultório, são essas: cadastro de pacientes, funcionários, prestadores de serviços, fornecedores, tabela de serviços prestados, dentistas por especialidade, convênios, orçamento (planejamento) por paciente; permitir a emissão de receituários; <text:s/>agendamento de pacientes. Além de relatórios de serviços prestados e de atendimentos. Funcionalidades que atualmente são realizadas manualmente, além dos novos recursos <text:s/>possibilitados pelo software.</text:p>
        <text:p text:style-name="P93"/>
        <text:p text:style-name="P93">Para controle de acesso do sistema será implantada uma solução baseada em login e senha. Este sub-sistema irá gerenciar as permissões para acesso as funcionalidades do sistema.</text:p>
        <text:p text:style-name="P38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58" text:outline-level="2" text:is-list-header="true">5.2 Não-Escopo do Projeto </text:h>
                  </text:list-header>
                </text:list>
              </text:list-item>
            </text:list>
          </text:list-item>
        </text:list>
        <text:p text:style-name="P32"/>
        <text:list text:style-name="L1">
          <text:list-item>
            <text:p text:style-name="P106">Tudo o que não estiver definido no sub-item 5.1.1.</text:p>
          </text:list-item>
          <text:list-item>
            <text:p text:style-name="P106">Reforçando que o sistema não oferecerá recursos de controle financeiro (pagamento e recebimento de contas), apesar da solicitação do cliente.</text:p>
          </text:list-item>
          <text:list-item>
            <text:p text:style-name="P106">Embora possua recursos de internalização, apenas a língua portuguesa estará disponível.</text:p>
          </text:list-item>
          <text:list-item>
            <text:p text:style-name="P106">O sistema não se comunicará de forma ativa por meio de e-mails.</text:p>
          </text:list-item>
          <text:list-item>
            <text:p text:style-name="P106">O sistema não informará automaticamente a data de retorno do paciente, apesar da solicitação.</text:p>
          </text:list-item>
          <text:list-item>
            <text:p text:style-name="P106">O sistema por si só não garante a segurança das informações armazenadas, ou seja, não é responsável por backup de toda e qualquer informação alimentada.</text:p>
          </text:list-item>
          <text:list-item>
            <text:p text:style-name="P112"><text:span text:style-name="T6">Apesar da solicitação do cliente de que ha</text:span>ja um lugar onde o usuário possa informar sua contas mensais e pagamentos, e que fosse informado quanto à proximidade do vencimento, não será implementado. </text:p>
          </text:list-item>
        </text:list>
        <text:p text:style-name="P77"/>
        <text:p text:style-name="P77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58" text:outline-level="2" text:is-list-header="true" text:restart-numbering="true" text:start-value="1">5.3Premissas do Projeto </text:h>
                  </text:list-header>
                </text:list>
              </text:list-item>
            </text:list>
          </text:list-item>
        </text:list>
        <text:p text:style-name="P32"/>
        <text:p text:style-name="P92">O sistema deve disponibilizar interfaces amigáveis e ser bastante intuitivo pois os usuários <text:s text:c="2"/>finais possuem pouca experiência com informática.</text:p>
        <text:p text:style-name="P92"/>
        <text:p text:style-name="P92">A infraestrutura a ser disponibilizada deverá ser configurada para a implantação do sistema.</text:p>
        <text:p text:style-name="P99"><text:s/></text:p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58" text:outline-level="2" text:is-list-header="true">5.4Produto do Projeto</text:h>
                  </text:list-header>
                </text:list>
              </text:list-item>
            </text:list>
          </text:list-item>
        </text:list>
        <text:p text:style-name="P55"/>
        <text:p text:style-name="P97">O produto do projeto se caracteriza como uma solução em software para o consultório odontológico, permitindo gerenciar de forma eficiente e confiável as informações relativas ao funcionamento do consultório.</text:p>
        <text:p text:style-name="P97"/>
        <text:p text:style-name="P97">Os sistemas web tem como característica a facilidade de acesso através de uma rede de computadores. Por meio de um computador o sistema proposto possibilitará, através de uma interface web, o acesso as funcionalidades. </text:p>
        <text:p text:style-name="P97"/>
        <text:h text:style-name="P40" text:outline-level="2">5.4.1. Requisitos do Usuário</text:h>
        <text:p text:style-name="P32"/>
        <text:p text:style-name="P98">O solução em software apresentada atenderá as necessidades exigidas pelo clientes, definindo suas funcionalidades e, consequentemente, principais características.</text:p>
        <text:p text:style-name="P98"/>
        <text:p text:style-name="P98">O principal objetivo do sistema é tornar ágil as tarefas realizadas pelo usuário, além de garantir novas funcionalidades (atualmente não utilizadas pelo cliente) e garantir a consistência dos dados.</text:p>
        <text:p text:style-name="P98"/>
        <text:p text:style-name="P98">Em um primeiro momento, o cliente nos informou que deseja um sistema de cadastro de seus pacientes e controle de serviços para seu consultório. Os procedimentos são, atualmente, realizados manualmente. Foi relatado que o cadastro de seus pacientes é feito através de uma ficha contendo os campos:</text:p>
        <text:list text:style-name="L2">
          <text:list-item>
            <text:p text:style-name="P113">Nome;</text:p>
          </text:list-item>
          <text:list-item>
            <text:p text:style-name="P113">Categoria (convênio ou particular);</text:p>
          </text:list-item>
          <text:list-item>
            <text:p text:style-name="P113">Data de início do tratamento;</text:p>
          </text:list-item>
          <text:list-item>
            <text:p text:style-name="P113">Data de nascimento;</text:p>
          </text:list-item>
          <text:list-item>
            <text:p text:style-name="P113">Endereço;</text:p>
          </text:list-item>
          <text:list-item>
            <text:p text:style-name="P113">Telefone comercial, residencial, celular e outros;</text:p>
          </text:list-item>
          <text:list-item>
            <text:p text:style-name="P113">Observações;</text:p>
          </text:list-item>
          <text:list-item>
            <text:p text:style-name="P113">Término do tratamento;</text:p>
          </text:list-item>
          <text:list-item>
            <text:p text:style-name="P113">Data de retorno;</text:p>
          </text:list-item>
          <text:list-item>
            <text:p text:style-name="P113">Odontograma;</text:p>
          </text:list-item>
          <text:list-item>
            <text:p text:style-name="P113">Anamnese (folha anexada à ficha de cadastro);</text:p>
          </text:list-item>
          <text:list-item>
            <text:p text:style-name="P113">Planejamento;</text:p>
          </text:list-item>
          <text:list-item>
            <text:p text:style-name="P113">Honorários.</text:p>
          </text:list-item>
        </text:list>
        <text:p text:style-name="P98"/>
        <text:p text:style-name="P98">O cliente sugeriu que fosse adicionado os seguintes campos a ficha de cadastro de paciente:</text:p>
        <text:list text:style-name="L3">
          <text:list-item>
            <text:p text:style-name="P126">E-mail;</text:p>
          </text:list-item>
          <text:list-item>
            <text:p text:style-name="P126">Quem indicou;</text:p>
          </text:list-item>
          <text:list-item>
            <text:p text:style-name="P126">Mãe e pai (responsáveis para menores).</text:p>
          </text:list-item>
        </text:list>
        <text:p text:style-name="P98"><text:soft-page-break/></text:p>
        <text:p text:style-name="P98">Os campos permitem a caracterização do paciente, o controle dos serviços prestados e dos honorários recebidos e a receber, facilita o contato com o paciente.</text:p>
        <text:p text:style-name="P98"/>
        <text:p text:style-name="P98">O cliente informou que atualmente preenche receituários e atestados manualmente e solicitou que o sistema disponibilizasse a edição dos mesmos e permitisse a impressão dos documentos. Para o preenchimento dos atestados, o cliente utiliza a tabela CID (Classificação Internacional de Doenças) e solicitou que essa tabela fosse disponibilizada no sistema e tivesse um vínculo com a tela de atestados para uso no momento de edição do mesmo. Isso tornaria o procedimento mais ágil, pois não seria necessária a procura do código em um papel e nem memorização do código para inserir no atestado.</text:p>
        <text:p text:style-name="P98"/>
        <text:p text:style-name="P98">As consultas são marcadas por meio de uma agenda. O cliente solicitou que fosse disponibilizada uma agenda de fácil acesso a outros meses e anos para a marcação das consultas e dos retornos. Foi solicitado ainda que o sistema informasse automaticamente a data de retorno do paciente, para entrar em contato, e que fosse enviado um e-mail para o aviso do retorno e para que o paciente pudesse entrar em contato e marcar a sua consulta de retorno.</text:p>
        <text:p text:style-name="P98"/>
        <text:p text:style-name="P98">O cliente utiliza atualmente uma agenda telefônica para registrar outros dentistas por especialidade e, assim, poder encaminhar seus pacientes a um especialista. Registra também seus fornecedores, prestadores de serviços e convênios que atende. O cliente solicitou que o sistema disponibilize os cadastros citados para melhor controle de seus registros e facilidade no acesso a informação.</text:p>
        <text:p text:style-name="P98"/>
        <text:p text:style-name="P98">Foi solicitado o cadastro de uma tabela de serviços, onde o odontólogo pudesse cadastrar os serviços que presta a seus pacientes e que essa tabela possuísse um vínculo com os honorários.</text:p>
        <text:p text:style-name="P98"/>
        <text:p text:style-name="P98"><text:span text:style-name="T13">Foi solicitado também, um controle de caixa, onde o cliente poderia informar as entradas e saídas do dia (pagamentos e recebimento de contas), que atualmente são realizados manualmente em um caderno de registros. Além de que h</text:span><text:span text:style-name="T4">aja um lugar onde possa informar sua contas mensais e pagamentos e que fosse informado quanto a proximidade do vencimento.</text:span></text:p>
        <text:p text:style-name="P98"/>
        <text:p text:style-name="P98">Foi ainda solicitado que:</text:p>
        <text:list text:style-name="L4">
          <text:list-item>
            <text:p text:style-name="P129">O planejamento (orçamento) fosse em forma de uma tabela e que esta possua os seguintes itens: Dente – Face <text:s/>- Procedimento – Valor – Total.</text:p>
          </text:list-item>
          <text:list-item>
            <text:p text:style-name="P129">A tabela de honorários composta por forma de pagamento (à vista ou parcelas) e que fosse vinculada ao paciente.</text:p>
          </text:list-item>
          <text:list-item>
            <text:p text:style-name="P129">A ficha de anamnese esteja junto ao cadastro de clientes.</text:p>
          </text:list-item>
          <text:list-item>
            <text:p text:style-name="P129">Relatórios de serviços prestados e de atendimento.</text:p>
          </text:list-item>
        </text:list>
        <text:p text:style-name="P98"/>
        <text:p text:style-name="P98">As funcionalidades acima solicitadas e listadas pelo clientes serão fornecidas através de uma interface amigável e de fácil manuseio, permitindo a agilidade nos procedimentos realizados.</text:p>
        <text:p text:style-name="P98"/>
        <text:p text:style-name="P28"/>
        <text:h text:style-name="P26" text:outline-level="2"><text:span text:style-name="Título_20_5_20_Char"><text:span text:style-name="T10">5.4.2 Requisitos</text:span></text:span></text:h>
        <text:h text:style-name="P27" text:outline-level="2"/>
        <text:p text:style-name="P81"><text:s/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86">Identificação</text:p>
            </table:table-cell>
            <table:table-cell table:style-name="Table1.A1" office:value-type="string">
              <text:p text:style-name="P87">Requisito</text:p>
            </table:table-cell>
          </table:table-row>
          <table:table-row>
            <table:table-cell office:value-type="string">
              <text:p text:style-name="P88">R01</text:p>
            </table:table-cell>
            <table:table-cell office:value-type="string">
              <text:p text:style-name="P89">Manter pacientes – Permite o cadastro de pacientes</text:p>
            </table:table-cell>
          </table:table-row>
          <table:table-row>
            <table:table-cell office:value-type="string">
              <text:p text:style-name="P88">R02</text:p>
            </table:table-cell>
            <table:table-cell office:value-type="string">
              <text:p text:style-name="P89">Manter fornecedores – Permite o cadastro dos fornecedores</text:p>
            </table:table-cell>
          </table:table-row>
          <table:table-row>
            <table:table-cell office:value-type="string">
              <text:p text:style-name="P88">R03</text:p>
            </table:table-cell>
            <table:table-cell office:value-type="string">
              <text:p text:style-name="P89">Manter prestadores de serviços - Permite o cadastro dos prestadores de serviços</text:p>
            </table:table-cell>
          </table:table-row>
          <table:table-row>
            <table:table-cell office:value-type="string">
              <text:p text:style-name="P88">R04</text:p>
            </table:table-cell>
            <table:table-cell office:value-type="string">
              <text:p text:style-name="P89">Manter Dentistas por especialidades - Permite o cadastro de dentistas para indicação aos seus pacientes</text:p>
            </table:table-cell>
          </table:table-row>
          <text:soft-page-break/>
          <table:table-row>
            <table:table-cell office:value-type="string">
              <text:p text:style-name="P88">R05</text:p>
            </table:table-cell>
            <table:table-cell office:value-type="string">
              <text:p text:style-name="P89">Manter convênios - Permite o cadastro dos dos convênios que o odontólogo atende</text:p>
            </table:table-cell>
          </table:table-row>
          <table:table-row>
            <table:table-cell office:value-type="string">
              <text:p text:style-name="P88">R06</text:p>
            </table:table-cell>
            <table:table-cell office:value-type="string">
              <text:p text:style-name="P89">Manter orçamento (planejamento) – Permite a descrição dos procedimentos a serem realizados no paciente</text:p>
            </table:table-cell>
          </table:table-row>
          <table:table-row>
            <table:table-cell office:value-type="string">
              <text:p text:style-name="P88">R07</text:p>
            </table:table-cell>
            <table:table-cell office:value-type="string">
              <text:p text:style-name="P89">Editar receituário – Permite a edição de receituários e atestados</text:p>
            </table:table-cell>
          </table:table-row>
          <table:table-row>
            <table:table-cell office:value-type="string">
              <text:p text:style-name="P88">R08</text:p>
            </table:table-cell>
            <table:table-cell office:value-type="string">
              <text:p text:style-name="P89">Manter tabela de serviços – Cadastro dos serviços prestados pelo odontólogo</text:p>
            </table:table-cell>
          </table:table-row>
          <table:table-row>
            <table:table-cell office:value-type="string">
              <text:p text:style-name="P88">R09</text:p>
            </table:table-cell>
            <table:table-cell office:value-type="string">
              <text:p text:style-name="P89">Relatórios – Permite que o odontólogo faça relatórios de serviços prestados e do número de atendimentos realizados</text:p>
            </table:table-cell>
          </table:table-row>
          <table:table-row>
            <table:table-cell office:value-type="string">
              <text:p text:style-name="P88">R10</text:p>
            </table:table-cell>
            <table:table-cell office:value-type="string">
              <text:p text:style-name="P89">Efetuar logon – Logar no sistema para acesso as funcionalidades</text:p>
            </table:table-cell>
          </table:table-row>
          <table:table-row>
            <table:table-cell office:value-type="string">
              <text:p text:style-name="P88">R11</text:p>
            </table:table-cell>
            <table:table-cell office:value-type="string">
              <text:p text:style-name="P89">Manter usuários – Permite o cadastro de dos usuários do sistema</text:p>
            </table:table-cell>
          </table:table-row>
        </table:table>
        <text:p text:style-name="P81"/>
        <text:p text:style-name="P28"/>
        <text:h text:style-name="P78" text:outline-level="2">5.5. Restrições do produto</text:h>
        <text:h text:style-name="P78" text:outline-level="2"/>
        <text:p text:style-name="P98">O uso do Software é destinado a um usuário final. O Software será disponibilizado e poderá ser utilizado pelo cliente e para seu uso pessoal e/ou comercial. Para um usuário final de entidade comercial, o Software pode ser utilizado por você e por seus funcionários para uso interno.</text:p>
        <text:p text:style-name="P98"/>
        <text:p text:style-name="P98">Exceto quando for especificamente licenciado pelo contratado, o cliente não poderá usar o Software em conexão com quaisquer produtos, sistemas ou aplicativos instalados ou conectados a/ou outros sistemas.</text:p>
        <text:p text:style-name="P98"/>
        <text:h text:style-name="P40" text:outline-level="2">5.6. Critério de qualidade do produto</text:h>
        <text:p text:style-name="P32"/>
        <text:p text:style-name="P94">Robustez e Performance - Para que garantir a robustez e performance do sistema as <text:s/>seguintes configurações de hardware devem ser atendidos:</text:p>
        <text:list text:style-name="L5">
          <text:list-item>
            <text:p text:style-name="P133">Servidor de aplicação dedicado com mínimo de:</text:p>
          </text:list-item>
        </text:list>
        <text:list text:style-name="L6">
          <text:list-item>
            <text:list>
              <text:list-item>
                <text:p text:style-name="P134">2 GB de memória DDR2 800 Mhz;</text:p>
              </text:list-item>
              <text:list-item>
                <text:p text:style-name="P134">Processador com 2 núcleos 2.0 Ghz 800 Mhz de FSB;</text:p>
              </text:list-item>
              <text:list-item>
                <text:p text:style-name="P134">Placa de rede Gigabite (1.000 MB/s);</text:p>
              </text:list-item>
              <text:list-item>
                <text:p text:style-name="P134">Demais componentes.</text:p>
                <text:p text:style-name="P134"/>
              </text:list-item>
            </text:list>
          </text:list-item>
        </text:list>
        <text:list text:style-name="L7">
          <text:list-item>
            <text:p text:style-name="P139">Servidor de banco de dados dedicado:</text:p>
          </text:list-item>
        </text:list>
        <text:list text:style-name="L6">
          <text:list-item text:start-value="1">
            <text:list>
              <text:list-item text:start-value="1">
                <text:p text:style-name="P134">4 GB de memória DDR2 800 Mhz;</text:p>
              </text:list-item>
              <text:list-item>
                <text:p text:style-name="P134">Processador com 2 núcleos 2.0 Ghz 800 Mhz de FSB;</text:p>
              </text:list-item>
              <text:list-item>
                <text:p text:style-name="P134">HD 10.000 RPM de no mínimo 80 GB;</text:p>
              </text:list-item>
              <text:list-item>
                <text:p text:style-name="P134">Placa de rede Gigabite (1.000 MB/s);</text:p>
              </text:list-item>
              <text:list-item>
                <text:p text:style-name="P134">Demais componentes.</text:p>
              </text:list-item>
            </text:list>
          </text:list-item>
        </text:list>
        <text:p text:style-name="P94">O sistema deve se manter estável com uma média de 100 usuários com as configurações mínimas recomendadas.Embora a demanda atual não seja tão grande, os critérios de qualidade de performance e robustez devem garantir a escalabilidade da aplicação.</text:p>
        <text:p text:style-name="P94">Tolerância a falhas - Em caso de erros, o sistema garantirá a integridade dos dados. O contratado se compromete a corrigir problemas caracterizados como falhas do sistema sem custo adicional.</text:p>
        <text:p text:style-name="P94">Usabilidade – A usabilidade do sistema será favorecida por meio de interfaces amigáveis.</text:p>
        <text:p text:style-name="P94">Padrões aplicáveis - O ambiente utilizado será o “Microsoft Windows” na plataforma PC WIN 32, o qual deverá ser configurado previamente pelo cliente, e banco de dados “My SQL Server”.</text:p>
        <text:p text:style-name="P94">Garantia de qualidade - Será aplicado no ciclo de vida do software um modelo baseado em processos. </text:p>
        <text:p text:style-name="P29"/>
        <text:p text:style-name="P28"><text:soft-page-break/></text:p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58" text:outline-level="2" text:is-list-header="true" text:restart-numbering="true" text:start-value="1">5.7. Lista de Riscos</text:h>
                  </text:list-header>
                </text:list>
              </text:list-item>
            </text:list>
          </text:list-item>
        </text:list>
        <text:p text:style-name="P80"/>
        <text:list text:style-name="L8">
          <text:list-item>
            <text:p text:style-name="P145">Não colaboração do cliente no fornecimento e validação dos requisitos;</text:p>
          </text:list-item>
          <text:list-item>
            <text:p text:style-name="P145">Indisponibilidade de membros da equipe;</text:p>
          </text:list-item>
          <text:list-item>
            <text:p text:style-name="P145">Falta de conhecimento do negócio;</text:p>
          </text:list-item>
          <text:list-item>
            <text:p text:style-name="P145">Falta de participação do cliente na tomada de decisões;</text:p>
          </text:list-item>
          <text:list-item>
            <text:p text:style-name="P145">Não fornecimento da infraestrutura básica por parte do cliente.</text:p>
          </text:list-item>
        </text:list>
        <text:p text:style-name="P100"/>
        <text:p text:style-name="P32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58" text:outline-level="2" text:is-list-header="true" text:restart-numbering="true" text:start-value="1">5.8. Prioridades</text:h>
                  </text:list-header>
                </text:list>
              </text:list-item>
            </text:list>
          </text:list-item>
        </text:list>
        <text:p text:style-name="P46"/>
        <text:p text:style-name="P100">A versão 1 do sistema deve contemplar as seguintes características:</text:p>
        <text:p text:style-name="P100">Logon</text:p>
        <text:p text:style-name="P100">Cadastro dos usuários do sistema</text:p>
        <text:p text:style-name="P100"/>
        <text:p text:style-name="P100">A versão 2 deve incluir:</text:p>
        <text:p text:style-name="P100">Cadastro de pacientes</text:p>
        <text:p text:style-name="P100">Cadastro dos serviços prestados</text:p>
        <text:p text:style-name="P100"/>
        <text:p text:style-name="P100"/>
        <text:p text:style-name="P100">As características para a versão 3 ainda não estão definidas. Só está previsto que herdará as funcionalidades já existentes.</text:p>
        <text:p text:style-name="P100"/>
        <text:p text:style-name="P42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50" text:outline-level="1" text:is-list-header="true">6.0. Referências</text:h>
                  </text:list-header>
                </text:list>
              </text:list-item>
            </text:list>
          </text:list-item>
        </text:list>
        <text:p text:style-name="P71"/>
        <text:p text:style-name="P45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47">1.</text:p>
            </table:table-cell>
            <table:table-cell table:style-name="Tabela4.A1" office:value-type="string">
              <text:p text:style-name="P67"><text:span text:style-name="T4">Tabela CID (Classificação Internaciona de Doenças) disponível na url: </text:span><text:a xlink:type="simple" xlink:href="http://cfo.org.br/wp-content/uploads/2009/09/cid.pdf">http://cfo.org.br/wp-content/uploads/2009/09/cid.pdf</text:a></text:p>
            </table:table-cell>
          </table:table-row>
          <table:table-row table:style-name="Tabela4.1">
            <table:table-cell table:style-name="Tabela4.A1" office:value-type="string">
              <text:p text:style-name="P47">2.</text:p>
            </table:table-cell>
            <table:table-cell table:style-name="Tabela4.A1" office:value-type="string">
              <text:p text:style-name="P67">Ficha de Anamnse disponível na url: <text:a xlink:type="simple" xlink:href="http://www.amweb.com.br/odonto/arquivos/ficha_clinica_odontologica.doc"><text:span text:style-name="T14">http://www.amweb.com.br/odonto/arquivos/ficha_clinica_odontologica.doc</text:span></text:a> </text:p>
            </table:table-cell>
          </table:table-row>
        </table:table>
        <text:p text:style-name="P90"/>
        <text:p text:style-name="P32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50" text:outline-level="1" text:is-list-header="true">7.0. Cronograma básico do projeto</text:h>
                  </text:list-header>
                </text:list>
              </text:list-item>
            </text:list>
          </text:list-item>
        </text:list>
        <text:p text:style-name="P32"/>
        <text:p text:style-name="P43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37"/>
            </table:table-cell>
            <table:table-cell table:style-name="Table3.B1" table:number-columns-spanned="4" office:value-type="string">
              <text:p text:style-name="P39">ANO / BIM</text:p>
            </table:table-cell>
            <table:covered-table-cell/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P39">ATIVIDADES</text:p>
            </table:table-cell>
            <table:table-cell table:number-columns-spanned="4">
              <table:table table:is-sub-table="true">
                <table:table-column table:style-name="Table3.B"/>
                <table:table-column table:style-name="Table3.C"/>
                <table:table-column table:style-name="Table3.D"/>
                <table:table-column table:style-name="Table3.E"/>
                <table:table-row table:style-name="Table3.B2.1">
                  <table:table-cell table:style-name="Table3.B1" table:number-columns-spanned="4" office:value-type="string">
                    <text:p text:style-name="P39">2010</text:p>
                  </table:table-cell>
                  <table:covered-table-cell/>
                  <table:covered-table-cell/>
                  <table:covered-table-cell/>
                </table:table-row>
                <table:table-row table:style-name="Table3.B2.1">
                  <table:table-cell table:style-name="Table3.A2" office:value-type="string">
                    <text:p text:style-name="P39">1º BIM</text:p>
                  </table:table-cell>
                  <table:table-cell table:style-name="Table3.A2" office:value-type="string">
                    <text:p text:style-name="P39">2º BIM</text:p>
                  </table:table-cell>
                  <table:table-cell table:style-name="Table3.A2" office:value-type="string">
                    <text:p text:style-name="P39">3º BIM</text:p>
                  </table:table-cell>
                  <table:table-cell table:style-name="Table3.B1" office:value-type="string">
                    <text:p text:style-name="P39">4º BIM</text:p>
                  </table:table-cell>
                </table:table-row>
                <table:table-row table:style-name="Table3.B2.3">
                  <table:table-cell table:style-name="Table3.B1" table:number-columns-spanned="4" office:value-type="string">
                    <text:p text:style-name="P37">2 SEMANAS DE ANÁLISE E 2 SEMANAS DE DESENVOLVIMENTO PARA CADA ITERAÇÃO POR BIMESTRE</text:p>
                  </table:table-cell>
                  <table:covered-table-cell/>
                  <table:covered-table-cell/>
                  <table:covered-table-cell/>
                </table:table-row>
              </table:table>
            </table:table-cell>
            <table:covered-table-cell/>
            <table:covered-table-cell/>
            <table:covered-table-cell/>
          </table:table-row>
          <table:table-row table:style-name="Table3.3">
            <table:table-cell table:style-name="Table3.A2" office:value-type="string">
              <text:p text:style-name="P37">PRIMEIRA ITERAÇÃO</text:p>
            </table:table-cell>
            <table:table-cell table:style-name="Table3.A1" office:value-type="string">
              <text:p text:style-name="P37">X</text:p>
            </table:table-cell>
            <table:table-cell table:style-name="Table3.C3" office:value-type="string">
              <text:p text:style-name="P37"/>
            </table:table-cell>
            <table:table-cell table:style-name="Table3.C3" office:value-type="string">
              <text:p text:style-name="P37"/>
            </table:table-cell>
            <table:table-cell table:style-name="Table3.E3" office:value-type="string">
              <text:p text:style-name="P37"/>
            </table:table-cell>
          </table:table-row>
          <table:table-row table:style-name="Table3.4">
            <table:table-cell table:style-name="Table3.A2" office:value-type="string">
              <text:p text:style-name="P37">SEGUNDA ITERAÇÃO</text:p>
            </table:table-cell>
            <table:table-cell table:style-name="Table3.A1" office:value-type="string">
              <text:p text:style-name="P37"/>
            </table:table-cell>
            <table:table-cell table:style-name="Table3.C3" office:value-type="string">
              <text:p text:style-name="P37">X</text:p>
            </table:table-cell>
            <table:table-cell table:style-name="Table3.C3" office:value-type="string">
              <text:p text:style-name="P37"/>
            </table:table-cell>
            <table:table-cell table:style-name="Table3.E3" office:value-type="string">
              <text:p text:style-name="P37"/>
            </table:table-cell>
          </table:table-row>
          <table:table-row table:style-name="Table3.5">
            <table:table-cell table:style-name="Table3.A2" office:value-type="string">
              <text:p text:style-name="P37">TERCEIRA ITERAÇÃO</text:p>
            </table:table-cell>
            <table:table-cell table:style-name="Table3.A1" office:value-type="string">
              <text:p text:style-name="P37"/>
            </table:table-cell>
            <table:table-cell table:style-name="Table3.C3" office:value-type="string">
              <text:p text:style-name="P37"/>
            </table:table-cell>
            <table:table-cell table:style-name="Table3.C3" office:value-type="string">
              <text:p text:style-name="P37">X</text:p>
            </table:table-cell>
            <table:table-cell table:style-name="Table3.E3" office:value-type="string">
              <text:p text:style-name="P37"/>
            </table:table-cell>
          </table:table-row>
          <text:soft-page-break/>
          <table:table-row table:style-name="Table3.6">
            <table:table-cell table:style-name="Table3.A2" office:value-type="string">
              <text:p text:style-name="P37">QUARTA ITERAÇÃO</text:p>
            </table:table-cell>
            <table:table-cell table:style-name="Table3.A1" office:value-type="string">
              <text:p text:style-name="P37"/>
            </table:table-cell>
            <table:table-cell table:style-name="Table3.C3" office:value-type="string">
              <text:p text:style-name="P37"/>
            </table:table-cell>
            <table:table-cell table:style-name="Table3.C3" office:value-type="string">
              <text:p text:style-name="P37"/>
            </table:table-cell>
            <table:table-cell table:style-name="Table3.E3" office:value-type="string">
              <text:p text:style-name="P37">X</text:p>
            </table:table-cell>
          </table:table-row>
        </table:table>
        <text:p text:style-name="P44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50" text:outline-level="1" text:is-list-header="true">8.0. Estimativas iniciais de custo</text:h>
                  </text:list-header>
                </text:list>
              </text:list-item>
            </text:list>
          </text:list-item>
        </text:list>
        <text:p text:style-name="P32"/>
        <text:p text:style-name="P102">A estimativa inicial de custo do projeto foi feita a partir do número de casos de uso e do tempo médio para desenvolvê-los. Cada requisito do projeto tornará um caso de uso, o qual o tempo médio para desenvolvimento é de duas semanas e tem um custo de R$ 800,00 cada. A previsão de entrega do sistema é de seis meses e quinze dias com um custo estimado de R$ 14.000,00. </text:p>
        <text:p text:style-name="P84"/>
        <text:list text:style-name="WW8Num21" text:continue-numbering="true">
          <text:list-header>
            <text:h text:style-name="P150" text:outline-level="1" text:is-list-header="true">9.0. Administração</text:h>
          </text:list-header>
        </text:list>
        <text:p text:style-name="P32"/>
        <text:list text:style-name="WW8Num21" text:continue-numbering="true">
          <text:list-item>
            <text:list text:continue-numbering="true">
              <text:list-item>
                <text:list text:continue-numbering="true">
                  <text:list-header>
                    <text:h text:style-name="P158" text:outline-level="2" text:is-list-header="true">9.1. Necessidade inicial do Projeto</text:h>
                  </text:list-header>
                </text:list>
              </text:list-item>
            </text:list>
          </text:list-item>
        </text:list>
        <text:p text:style-name="P32"/>
        <text:p text:style-name="P100">Para um bom andamento do projeto será necessário uma equipe qualificada, com pessoas que já tenham um bom conhecimento de cada área de atuação para facilitar no desempenho das tarefas. A equipe contará com seis pessoas, sendo quatro pessoas responsáveis pela parte de levantamento de requisitos, análise, desenvolvimento, testes, etc., e de dois consultores especializados, visando dar suporte sempre que necessário para um bom andamento no projeto. </text:p>
        <text:p text:style-name="P100">Já na parte técnica será necessário cinco computadores pessoais, onde destes, quatro serão para a equipe técnica e um para ser utilizado com servidor de aplicação dedicado. Um scanner e de uma impressora. Haverá ainda a necessidade de acesso a internet disponível. Alguns dvd's para efetuar os backup's, papel e 2 pen drives.</text:p>
        <text:p text:style-name="P43"/>
        <text:h text:style-name="P41" text:outline-level="2">9.2. Necessidade de suporte pela organização</text:h>
        <text:h text:style-name="P41" text:outline-level="2"/>
        <text:p text:style-name="P94">Por se tratar de um projeto isolado não será necessário nenhum apoio organizacional por parte da empresa contratante.</text:p>
        <text:p text:style-name="P94"/>
        <text:h text:style-name="P41" text:outline-level="2">9.3. Controle e gerenciamento das informações do projeto</text:h>
        <text:h text:style-name="P41" text:outline-level="2"/>
        <text:p text:style-name="P101"><text:span text:style-name="T11">Todas as informações referentes ao projeto estão sendo armazenadas no serviço Gooogle Code. As informações podem ser acessadas através da url: </text:span><text:a xlink:type="simple" xlink:href="http://code.google.com/p/openodonto/"><text:span text:style-name="T11">http://code.google.com/p/openodonto/</text:span></text:a><text:span text:style-name="T11">. Será realizado ainda um backup mensal em uma mídia digital (DVD) para uma maior segurança dos dados.</text:span></text:p>
        <text:p text:style-name="P100"/>
        <text:p text:style-name="P43"/>
        <text:p text:style-name="P32"/>
        <text:p text:style-name="P32"/>
        <text:p text:style-name="P32"/>
        <text:p text:style-name="P32"/>
        <text:p text:style-name="P58"/>
        <text:h text:style-name="Título_20_4_20__2b__20_12_20_pt" text:outline-level="2">10.0 Assinaturas</text:h>
        <text:p text:style-name="P32"/>
        <text:p text:style-name="P95"><text:span text:style-name="T15">Os abaixo assinados </text:span><text:span text:style-name="T16">estão</text:span><text:span text:style-name="T15"> de acordo com o conteúdo do documento “</text:span><text:span text:style-name="T17">Termo de Abertura</text:span><text:span text:style-name="T15">”, do Sistema SCO, versão 1.0</text:span><text:span text:style-name="T9"> </text:span><text:span text:style-name="T15">, release 1.0</text:span><text:span text:style-name="T12"> </text:span><text:span text:style-name="T15">.</text:span></text:p>
        <text:p text:style-name="P95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9"/>
              <text:p text:style-name="P68">Data: ___/___/_____</text:p>
              <text:p text:style-name="P68"/>
              <text:p text:style-name="P68"/>
              <text:p text:style-name="P70"/>
            </table:table-cell>
            <table:table-cell table:style-name="Tabela5.A1" office:value-type="string">
              <text:p text:style-name="P69"/>
              <text:p text:style-name="P68">Data: ___/___/_____</text:p>
              <text:p text:style-name="P68"/>
              <text:p text:style-name="P68"/>
            </table:table-cell>
          </table:table-row>
          <table:table-row table:style-name="Tabela5.2">
            <table:table-cell table:style-name="Tabela5.A1" office:value-type="string">
              <text:p text:style-name="P82">Amanda Barbosa Silva</text:p>
              <text:p text:style-name="P65">Analista Líder e Desenvolvedor</text:p>
              <text:p text:style-name="P62"/>
            </table:table-cell>
            <table:table-cell table:style-name="Tabela5.A1" office:value-type="string">
              <text:p text:style-name="P82">Fábio José de Souza</text:p>
              <text:p text:style-name="P65">Analista Líder e Desenvolvedor</text:p>
            </table:table-cell>
          </table:table-row>
        </table:table>
        <text:p text:style-name="P79"/>
        <text:p text:style-name="P79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9"/>
              <text:p text:style-name="P68">Data: ___/___/_____</text:p>
              <text:p text:style-name="P68"/>
              <text:p text:style-name="P68"/>
              <text:p text:style-name="P70"/>
            </table:table-cell>
            <table:table-cell table:style-name="Tabela6.A1" office:value-type="string">
              <text:p text:style-name="P69"/>
              <text:p text:style-name="P68">Data: ___/___/_____</text:p>
              <text:p text:style-name="P68"/>
              <text:p text:style-name="P68"/>
              <text:p text:style-name="P70"/>
            </table:table-cell>
          </table:table-row>
          <table:table-row table:style-name="Tabela6.2">
            <table:table-cell table:style-name="Tabela6.A1" office:value-type="string">
              <text:p text:style-name="P82">Rafael Vieira de Almeida</text:p>
              <text:p text:style-name="P65">Analista Líder e Desenvolvedor / DBA</text:p>
            </table:table-cell>
            <table:table-cell table:style-name="Tabela6.A1" office:value-type="string">
              <text:p text:style-name="P82">Vinicius Gardênio Guimarães Rodrigues</text:p>
              <text:p text:style-name="P23">Gerente de Projeto e Desenvolvedor</text:p>
            </table:table-cell>
          </table:table-row>
        </table:table>
        <text:p text:style-name="P32"/>
        <text:p text:style-name="P32"/>
        <text:p text:style-name="P32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9"/>
              <text:p text:style-name="P68">Data: ___/___/_____</text:p>
              <text:p text:style-name="P68"/>
              <text:p text:style-name="P68"/>
              <text:p text:style-name="P70"/>
            </table:table-cell>
            <table:table-cell table:style-name="Table2.A1" office:value-type="string">
              <text:p text:style-name="P69"/>
            </table:table-cell>
          </table:table-row>
          <table:table-row table:style-name="Table2.2">
            <table:table-cell table:style-name="Table2.A1" office:value-type="string">
              <text:p text:style-name="P82">Lidia Pires Barbosa</text:p>
              <text:p text:style-name="P62">Cliente</text:p>
            </table:table-cell>
            <table:table-cell table:style-name="Table2.A1" office:value-type="string">
              <text:p text:style-name="P83"/>
            </table:table-cell>
          </table:table-row>
        </table:table>
        <text:p text:style-name="P3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1.778cm" fo:margin-right="0cm" fo:text-align="center" style:justify-single-word="false" fo:text-indent="-1.778cm" style:auto-text-indent="false" fo:keep-with-next="always">
        <style:tab-stops>
          <style:tab-stop style:position="1.612cm" style:type="center"/>
          <style:tab-stop style:position="1.778cm" style:type="center"/>
        </style:tab-stops>
      </style:paragraph-properties>
      <style:text-properties fo:color="#000000" style:font-name="Tahoma" fo:font-size="8pt" fo:font-weight="bold" style:font-size-asian="8pt" style:font-weight-asian="bold" style:font-size-complex="10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2.286cm" fo:margin-right="0cm" fo:margin-top="0.423cm" fo:margin-bottom="0.106cm" style:line-height-at-least="0.423cm" fo:orphans="0" fo:widows="0" fo:text-indent="-2.286cm" style:auto-text-indent="false">
        <style:tab-stops>
          <style:tab-stop style:position="2.286cm"/>
        </style:tab-stops>
      </style:paragraph-properties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2.54cm" fo:margin-right="0cm" fo:margin-top="0.423cm" fo:margin-bottom="0.106cm" style:line-height-at-least="0.423cm" fo:orphans="0" fo:widows="0" fo:text-indent="-2.54cm" style:auto-text-indent="false">
        <style:tab-stops>
          <style:tab-stop style:position="2.54cm"/>
        </style:tab-stops>
      </style:paragraph-properties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2.794cm" fo:margin-right="0cm" fo:margin-top="0.423cm" fo:margin-bottom="0.106cm" style:line-height-at-least="0.423cm" fo:orphans="0" fo:widows="0" fo:text-indent="-2.794cm" style:auto-text-indent="false">
        <style:tab-stops>
          <style:tab-stop style:position="2.794cm"/>
        </style:tab-stops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 style:default-outline-level="1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86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2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6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RUP_20_Nível_20_4" style:display-name="RUP Nível 4" style:family="paragraph" style:next-style-name="RUP_20_Corpo_20_1">
      <style:paragraph-properties fo:margin-left="3.81cm" fo:margin-right="0cm" fo:margin-top="0.212cm" fo:margin-bottom="0cm" fo:text-align="justify" style:justify-single-word="false" fo:orphans="2" fo:widows="2" fo:text-indent="-1.905cm" style:auto-text-indent="false">
        <style:tab-stops>
          <style:tab-stop style:position="1.482cm"/>
          <style:tab-stop style:position="3.81cm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Título_20_1." style:display-name="Título 1." style:family="paragraph" style:parent-style-name="Standard">
      <style:paragraph-properties fo:margin-left="0.635cm" fo:margin-right="0cm" fo:margin-top="0.423cm" fo:margin-bottom="0cm" fo:text-indent="-0.635cm" style:auto-text-indent="false" fo:keep-with-next="always">
        <style:tab-stops>
          <style:tab-stop style:position="0.635cm"/>
        </style:tab-stops>
      </style:paragraph-properties>
      <style:text-properties fo:text-transform="uppercase" style:font-name="Arial" fo:font-weight="bold" style:font-weight-asian="bold" style:font-name-complex="Arial" style:font-size-complex="10pt"/>
    </style:style>
    <style:style style:name="Título_20_4_20__2b__20_12_20_pt" style:display-name="Título 4 + 12 pt" style:family="paragraph" style:parent-style-name="Heading_20_1" style:default-outline-level="2">
      <style:paragraph-properties fo:margin-left="1.69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Índice_20_de_20_figuras" style:display-name="Índice de figuras" style:family="paragraph" style:parent-style-name="Standard" style:nex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1" style:family="paragraph" style:parent-style-name="Header" style:list-style-name="WW8Num21">
      <style:text-properties fo:font-weight="bold" style:font-weight-asian="bold" style:font-weight-complex="bold"/>
    </style:style>
    <style:style style:name="toc_20_1" style:display-name="toc 1" style:family="paragraph" style:parent-style-name="Standard" style:next-style-name="Standard">
      <style:paragraph-properties fo:margin-top="0.212cm" fo:margin-bottom="0cm">
        <style:tab-stops>
          <style:tab-stop style:position="0.847cm"/>
          <style:tab-stop style:position="16.933cm" style:type="right" style:leader-style="dotted" style:leader-text="."/>
        </style:tab-stops>
      </style:paragraph-properties>
      <style:text-properties fo:color="#000000" style:font-name="Arial" fo:font-weight="bold" style:font-name-asian="Arial" style:font-weight-asian="bold" style:font-name-complex="Arial" style:font-style-complex="italic" style:font-weight-complex="bold"/>
    </style:style>
    <style:style style:name="toc_20_2" style:display-name="toc 2" style:family="paragraph" style:parent-style-name="Standard" style:next-style-name="Standard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weight-complex="bold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 fo:font-size="8pt" style:font-size-asian="8pt" style:font-size-complex="8pt"/>
    </style:style>
    <style:style style:name="WW8Num26z1" style:family="text">
      <style:text-properties fo:font-size="8pt" style:font-size-asian="8pt" style:font-size-complex="8pt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" style:font-name-complex="Courier New"/>
    </style:style>
    <style:style style:name="WW8Num27z0" style:family="text">
      <style:text-properties style:font-name="Times New Roman" fo:font-size="12pt" style:font-size-asian="12pt" style:font-name-complex="Times New Roman"/>
    </style:style>
    <style:style style:name="WW8Num29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Título_20_5_20_Char" style:display-name="Título 5 Char" style:family="text" style:parent-style-name="Fonte_20_parág._20_padrão">
      <style:text-properties fo:color="#000000" style:font-name="Tahoma" fo:font-size="8pt" fo:language="pt" fo:country="BR" fo:font-weight="bold" style:font-size-asian="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>
        <style:list-level-properties text:space-before="0.499cm"/>
      </text:outline-level-style>
      <text:outline-level-style text:level="3" style:num-format="">
        <style:list-level-properties text:space-before="1cm"/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4">
      <text:list-level-style-number text:level="1" style:num-format="1" text:start-value="2"/>
      <text:list-level-style-number text:level="2" style:num-format="1" text:start-value="3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5" text:consecutive-numbering="true">
      <text:list-level-style-bullet text:level="1" text:style-name="WW8Num5z0" style:num-suffix="." text:bullet-char="">
        <style:text-properties style:font-name="Symbol"/>
      </text:list-level-style-bullet>
      <text:list-level-style-bullet text:level="2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text-properties style:font-name="Wingdings"/>
      </text:list-level-style-bullet>
      <text:list-level-style-bullet text:level="4" text:style-name="WW8Num5z0" style:num-suffix="." text:bullet-char="">
        <style:text-properties style:font-name="Symbol"/>
      </text:list-level-style-bullet>
      <text:list-level-style-bullet text:level="5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text-properties style:font-name="Wingdings"/>
      </text:list-level-style-bullet>
      <text:list-level-style-bullet text:level="7" text:style-name="WW8Num5z0" style:num-suffix="." text:bullet-char="">
        <style:text-properties style:font-name="Symbol"/>
      </text:list-level-style-bullet>
      <text:list-level-style-bullet text:level="8" text:style-name="WW8Num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6">
      <text:list-level-style-number text:level="1" text:style-name="WW8Num6z0" style:num-format="1" text:start-value="2"/>
      <text:list-level-style-number text:level="2" text:style-name="WW8Num6z1" style:num-format="1" text:start-value="4" text:display-levels="2"/>
      <text:list-level-style-number text:level="3" text:style-name="WW8Num6z0" style:num-format="1" text:display-levels="3"/>
      <text:list-level-style-number text:level="4" text:style-name="WW8Num6z0" style:num-format="1" text:display-levels="4"/>
      <text:list-level-style-number text:level="5" text:style-name="WW8Num6z0" style:num-format="1" text:display-levels="5"/>
      <text:list-level-style-number text:level="6" text:style-name="WW8Num6z0" style:num-format="1" text:display-levels="6"/>
      <text:list-level-style-number text:level="7" text:style-name="WW8Num6z0" style:num-format="1" text:display-levels="7"/>
      <text:list-level-style-number text:level="8" text:style-name="WW8Num6z0" style:num-format="1" text:display-levels="8"/>
      <text:list-level-style-number text:level="9" text:style-name="WW8Num6z0" style:num-format="1" text:display-levels="9"/>
      <text:list-level-style-number text:level="10" style:num-suffix="." style:num-format="1"/>
    </text:list-style>
    <text:list-style style:name="WW8Num7" text:consecutive-numbering="true">
      <text:list-level-style-bullet text:level="1" text:style-name="WW8Num7z0" style:num-suffix="." text:bullet-char="">
        <style:text-properties style:font-name="Wingdings"/>
      </text:list-level-style-bullet>
      <text:list-level-style-bullet text:level="2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text-properties style:font-name="Wingdings"/>
      </text:list-level-style-bullet>
      <text:list-level-style-bullet text:level="4" text:style-name="WW8Num7z3" style:num-suffix="." text:bullet-char="">
        <style:text-properties style:font-name="Symbol"/>
      </text:list-level-style-bullet>
      <text:list-level-style-bullet text:level="5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text-properties style:font-name="Wingdings"/>
      </text:list-level-style-bullet>
      <text:list-level-style-bullet text:level="7" text:style-name="WW8Num7z3" style:num-suffix="." text:bullet-char="">
        <style:text-properties style:font-name="Symbol"/>
      </text:list-level-style-bullet>
      <text:list-level-style-bullet text:level="8" text:style-name="WW8Num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8" text:consecutive-numbering="true">
      <text:list-level-style-number text:level="1" style:num-suffix="." style:num-format="1" text:start-value="3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9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0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1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4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5" text:consecutive-numbering="true">
      <text:list-level-style-bullet text:level="1" text:style-name="WW8Num15z0" style:num-suffix="." text:bullet-char="">
        <style:text-properties style:font-name="Wingdings"/>
      </text:list-level-style-bullet>
      <text:list-level-style-bullet text:level="2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7" text:consecutive-numbering="true">
      <text:list-level-style-bullet text:level="1" text:style-name="WW8Num17z0" style:num-suffix="." text:bullet-char="">
        <style:text-properties style:font-name="Wingdings"/>
      </text:list-level-style-bullet>
      <text:list-level-style-bullet text:level="2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text-properties style:font-name="Wingdings"/>
      </text:list-level-style-bullet>
      <text:list-level-style-bullet text:level="4" text:style-name="WW8Num17z3" style:num-suffix="." text:bullet-char="">
        <style:text-properties style:font-name="Symbol"/>
      </text:list-level-style-bullet>
      <text:list-level-style-bullet text:level="5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text-properties style:font-name="Wingdings"/>
      </text:list-level-style-bullet>
      <text:list-level-style-bullet text:level="7" text:style-name="WW8Num17z3" style:num-suffix="." text:bullet-char="">
        <style:text-properties style:font-name="Symbol"/>
      </text:list-level-style-bullet>
      <text:list-level-style-bullet text:level="8" text:style-name="WW8Num17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">
        <style:text-properties style:font-name="Symbol"/>
      </text:list-level-style-bullet>
      <text:list-level-style-bullet text:level="2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text-properties style:font-name="Wingdings"/>
      </text:list-level-style-bullet>
      <text:list-level-style-bullet text:level="4" text:style-name="WW8Num18z0" style:num-suffix="." text:bullet-char="">
        <style:text-properties style:font-name="Symbol"/>
      </text:list-level-style-bullet>
      <text:list-level-style-bullet text:level="5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text-properties style:font-name="Wingdings"/>
      </text:list-level-style-bullet>
      <text:list-level-style-bullet text:level="7" text:style-name="WW8Num18z0" style:num-suffix="." text:bullet-char="">
        <style:text-properties style:font-name="Symbol"/>
      </text:list-level-style-bullet>
      <text:list-level-style-bullet text:level="8" text:style-name="WW8Num18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9" text:consecutive-numbering="true">
      <text:list-level-style-number text:level="1" style:num-suffix="." style:num-format="1" text:start-value="9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0">
      <text:list-level-style-number text:level="1" style:num-format="1" text:start-value="2"/>
      <text:list-level-style-number text:level="2" style:num-format="1" text:start-value="4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22" text:consecutive-numbering="true">
      <text:list-level-style-bullet text:level="1" text:style-name="WW8Num22z0" style:num-suffix="." text:bullet-char="">
        <style:text-properties style:font-name="Symbol"/>
      </text:list-level-style-bullet>
      <text:list-level-style-bullet text:level="2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text-properties style:font-name="Wingdings"/>
      </text:list-level-style-bullet>
      <text:list-level-style-bullet text:level="4" text:style-name="WW8Num22z0" style:num-suffix="." text:bullet-char="">
        <style:text-properties style:font-name="Symbol"/>
      </text:list-level-style-bullet>
      <text:list-level-style-bullet text:level="5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text-properties style:font-name="Wingdings"/>
      </text:list-level-style-bullet>
      <text:list-level-style-bullet text:level="7" text:style-name="WW8Num22z0" style:num-suffix="." text:bullet-char="">
        <style:text-properties style:font-name="Symbol"/>
      </text:list-level-style-bullet>
      <text:list-level-style-bullet text:level="8" text:style-name="WW8Num22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5">
      <text:list-level-style-bullet text:level="1" text:style-name="WW8Num25z0" style:num-suffix="." text:bullet-char="">
        <style:text-properties style:font-name="Wingdings"/>
      </text:list-level-style-bullet>
      <text:list-level-style-bullet text:level="2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text-properties style:font-name="Wingdings"/>
      </text:list-level-style-bullet>
      <text:list-level-style-bullet text:level="4" text:style-name="WW8Num25z3" style:num-suffix="." text:bullet-char="">
        <style:text-properties style:font-name="Symbol"/>
      </text:list-level-style-bullet>
      <text:list-level-style-bullet text:level="5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text-properties style:font-name="Wingdings"/>
      </text:list-level-style-bullet>
      <text:list-level-style-bullet text:level="7" text:style-name="WW8Num25z3" style:num-suffix="." text:bullet-char="">
        <style:text-properties style:font-name="Symbol"/>
      </text:list-level-style-bullet>
      <text:list-level-style-bullet text:level="8" text:style-name="WW8Num25z1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6" text:consecutive-numbering="true">
      <text:list-level-style-bullet text:level="1" text:style-name="WW8Num26z0" style:num-suffix="." text:bullet-char="">
        <style:text-properties style:font-name="Wingdings"/>
      </text:list-level-style-bullet>
      <text:list-level-style-number text:level="2" text:style-name="WW8Num26z1" style:num-suffix="." style:num-format="1"/>
      <text:list-level-style-bullet text:level="3" text:style-name="WW8Num26z2" style:num-suffix="." text:bullet-char="">
        <style:text-properties style:font-name="Wingdings"/>
      </text:list-level-style-bullet>
      <text:list-level-style-bullet text:level="4" text:style-name="WW8Num26z3" style:num-suffix="." text:bullet-char="">
        <style:text-properties style:font-name="Symbol"/>
      </text:list-level-style-bullet>
      <text:list-level-style-bullet text:level="5" text:style-name="WW8Num26z4" style:num-suffix="." text:bullet-char="o"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text-properties style:font-name="Wingdings"/>
      </text:list-level-style-bullet>
      <text:list-level-style-bullet text:level="7" text:style-name="WW8Num26z3" style:num-suffix="." text:bullet-char="">
        <style:text-properties style:font-name="Symbol"/>
      </text:list-level-style-bullet>
      <text:list-level-style-bullet text:level="8" text:style-name="WW8Num26z4" style:num-suffix="." text:bullet-char="o"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7">
      <text:list-level-style-number text:level="1" text:style-name="WW8Num27z0" style:num-format="1" text:start-value="2"/>
      <text:list-level-style-number text:level="2" text:style-name="WW8Num27z0" style:num-format="1" text:start-value="4" text:display-levels="2"/>
      <text:list-level-style-number text:level="3" text:style-name="WW8Num27z0" style:num-format="1" text:display-levels="3"/>
      <text:list-level-style-number text:level="4" text:style-name="WW8Num27z0" style:num-format="1" text:display-levels="4"/>
      <text:list-level-style-number text:level="5" text:style-name="WW8Num27z0" style:num-format="1" text:display-levels="5"/>
      <text:list-level-style-number text:level="6" text:style-name="WW8Num27z0" style:num-format="1" text:display-levels="6"/>
      <text:list-level-style-number text:level="7" text:style-name="WW8Num27z0" style:num-format="1" text:display-levels="7"/>
      <text:list-level-style-number text:level="8" text:style-name="WW8Num27z0" style:num-format="1" text:display-levels="8"/>
      <text:list-level-style-number text:level="9" text:style-name="WW8Num27z0" style:num-format="1" text:display-levels="9"/>
      <text:list-level-style-number text:level="10" style:num-suffix="." style:num-format="1"/>
    </text:list-style>
    <text:list-style style:name="WW8Num28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9" text:consecutive-numbering="true">
      <text:list-level-style-bullet text:level="1" text:style-name="WW8Num29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0">
      <text:list-level-style-number text:level="1" style:num-format="1" text:start-value="2"/>
      <text:list-level-style-number text:level="2" style:num-prefix="2.6" style:num-format="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32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3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3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RTF_5f_Num_20_2" style:display-name="RTF_Num 2">
      <text:list-level-style-number text:level="1" style:num-suffix="." style:num-format="I">
        <style:list-level-properties text:min-label-width="1.27cm" fo:text-align="center"/>
      </text:list-level-style-number>
      <text:list-level-style-number text:level="2" style:num-suffix="." style:num-format="A" style:num-letter-sync="true">
        <style:list-level-properties text:space-before="1.27cm" text:min-label-width="1.27cm" fo:text-align="center"/>
      </text:list-level-style-number>
      <text:list-level-style-number text:level="3" style:num-suffix="." style:num-format="1">
        <style:list-level-properties text:space-before="2.54cm" text:min-label-width="1.27cm" fo:text-align="center"/>
      </text:list-level-style-number>
      <text:list-level-style-number text:level="4" style:num-suffix=")" style:num-format="a" style:num-letter-sync="true">
        <style:list-level-properties text:space-before="3.81cm" text:min-label-width="1.27cm" fo:text-align="center"/>
      </text:list-level-style-number>
      <text:list-level-style-number text:level="5" style:num-prefix="(" style:num-suffix=")" style:num-format="1">
        <style:list-level-properties text:space-before="5.08cm" text:min-label-width="1.27cm" fo:text-align="center"/>
      </text:list-level-style-number>
      <text:list-level-style-number text:level="6" style:num-prefix="(" style:num-suffix=")" style:num-format="a" style:num-letter-sync="true">
        <style:list-level-properties text:space-before="6.35cm" text:min-label-width="1.27cm" fo:text-align="center"/>
      </text:list-level-style-number>
      <text:list-level-style-number text:level="7" style:num-prefix="(" style:num-suffix=")" style:num-format="i">
        <style:list-level-properties text:space-before="7.62cm" text:min-label-width="1.27cm" fo:text-align="center"/>
      </text:list-level-style-number>
      <text:list-level-style-number text:level="8" style:num-prefix="(" style:num-suffix=")" style:num-format="a" style:num-letter-sync="true">
        <style:list-level-properties text:space-before="8.89cm" text:min-label-width="1.27cm" fo:text-align="center"/>
      </text:list-level-style-number>
      <text:list-level-style-number text:level="9" style:num-prefix="(" style:num-suffix=")" style:num-format="i">
        <style:list-level-properties text:space-before="10.16cm" text:min-label-width="1.27cm" fo:text-align="center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7" style:family="table">
      <style:table-properties style:width="16.468cm" fo:margin-left="-0.191cm" table:align="left" style:writing-mode="lr-tb"/>
    </style:style>
    <style:style style:name="Tabela7.A" style:family="table-column">
      <style:table-column-properties style:column-width="8.23cm"/>
    </style:style>
    <style:style style:name="Tabela7.B" style:family="table-column">
      <style:table-column-properties style:column-width="8.23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text-properties fo:font-size="9pt" fo:language="zxx" fo:country="none" style:font-size-asian="9pt" style:language-asian="zxx" style:country-asian="none"/>
    </style:style>
    <style:style style:name="P3" style:family="paragraph">
      <style:paragraph-properties style:writing-mode="lr-tb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T1" style:family="text"/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8pt" fo:language="zxx" fo:country="none" style:font-size-asian="8pt" style:language-asian="zxx" style:country-asian="none" style:font-size-complex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h text:style-name="Header" text:outline-level="1"><text:s text:c="28"/></text:h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ext:h text:style-name="P2" text:outline-level="1"><draw:custom-shape text:anchor-type="char" draw:z-index="1" draw:style-name="gr1" draw:text-style-name="P3" svg:width="21.802cm" svg:height="0.061cm" svg:x="-1.677cm" svg:y="-3.739cm"><text:p/><draw:enhanced-geometry svg:viewBox="0 0 21600 21600" draw:type="rectangle" draw:enhanced-path="M 0 0 L 21600 0 21600 21600 0 21600 0 0 Z N"/></draw:custom-shape></text:h>
        <text:h text:style-name="Header" text:outline-level="1"/>
        <text:h text:style-name="P4" text:outline-level="1"><draw:custom-shape text:anchor-type="char" draw:z-index="2" draw:style-name="gr1" draw:text-style-name="P3" svg:width="21.802cm" svg:height="0.061cm" svg:x="-2.54cm" svg:y="0.75cm"><text:p/><draw:enhanced-geometry svg:viewBox="0 0 21600 21600" draw:type="rectangle" draw:enhanced-path="M 0 0 L 21600 0 21600 21600 0 21600 0 0 Z N"/></draw:custom-shape></text:h>
        <text:h text:style-name="P5" text:outline-level="1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h text:style-name="P6" text:outline-level="1"><text:span text:style-name="T2"><text:s/></text:span><draw:frame draw:style-name="fr1" draw:name="figura2" text:anchor-type="as-char" svg:width="2.265cm" svg:height="1.201cm" draw:z-index="0"><draw:image xlink:href="Pictures/10000000000004B00000027A68085871.jpg" xlink:type="simple" xlink:show="embed" xlink:actuate="onLoad"/></draw:frame></text:h>
            </table:table-cell>
            <table:table-cell table:style-name="Tabela7.B1" office:value-type="string">
              <text:h text:style-name="P7" text:outline-level="1"><draw:frame draw:style-name="fr1" draw:name="figura3" text:anchor-type="as-char" svg:width="2.445cm" svg:height="1.425cm" draw:z-index="0"><draw:image xlink:href="Pictures/10000200000004B0000002BC50828993.png" xlink:type="simple" xlink:show="embed" xlink:actuate="onLoad"/></draw:frame></text:h>
            </table:table-cell>
          </table:table-row>
        </table:table>
        <text:h text:style-name="P4" text:outline-level="1"><draw:custom-shape text:anchor-type="char" draw:z-index="0" draw:style-name="gr1" draw:text-style-name="P3" svg:width="21.802cm" svg:height="0.061cm" svg:x="-2.54cm" svg:y="0.178cm"><text:p/><draw:enhanced-geometry svg:viewBox="0 0 21600 21600" draw:type="rectangle" draw:enhanced-path="M 0 0 L 21600 0 21600 21600 0 21600 0 0 Z N"/></draw:custom-shape></text:h>
        <text:h text:style-name="P5" text:outline-level="1"/>
      </style:header>
      <style:footer>
        <text:p text:style-name="P8"><text:span text:style-name="Page_20_Number"><text:span text:style-name="T3"/></text:span></text:p>
        <text:p text:style-name="P9"><draw:custom-shape text:anchor-type="char" draw:z-index="3" draw:style-name="gr1" draw:text-style-name="P3" svg:width="21.802cm" svg:height="0.061cm" svg:x="-2.54cm" svg:y="-0.229cm"><text:p/><draw:enhanced-geometry svg:viewBox="0 0 21600 21600" draw:type="rectangle" draw:enhanced-path="M 0 0 L 21600 0 21600 21600 0 21600 0 0 Z N"/></draw:custom-shape><text:span text:style-name="T4">Nome do Projeto - Termo de Abertura</text:span><text:span text:style-name="Page_20_Number"><text:span text:style-name="T3"><text:tab/></text:span></text:span><text:span text:style-name="Page_20_Number"><text:span text:style-name="T2">mds - tda - abc - a</text:span></text:span><text:span text:style-name="Page_20_Number"><text:span text:style-name="T3"><text:tab/></text:span></text:span><text:span text:style-name="Page_20_Number"><text:span text:style-name="T2">Página </text:span></text:span><text:span text:style-name="Page_20_Number"><text:span text:style-name="T2"><text:page-number text:select-page="current"/></text:span></text:span><text:span text:style-name="Page_20_Number"><text:span text:style-name="T2"> de </text:span></text:span><text:span text:style-name="Page_20_Number"><text:span text:style-name="T2"><text:page-count style:num-format="1">11</text:page-count></text:span></text:span></text:p>
        <text:p text:style-name="P10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05:23</meta:creation-date>
    <dc:date>2010-03-06T10:14:58</dc:date>
    <meta:editing-cycles>66</meta:editing-cycles>
    <meta:editing-duration>PT9H29M38S</meta:editing-duration>
    <meta:user-defined meta:name="Info 1"/>
    <meta:user-defined meta:name="Info 2"/>
    <meta:user-defined meta:name="Info 3"/>
    <meta:user-defined meta:name="Info 4"/>
    <meta:document-statistic meta:table-count="9" meta:image-count="2" meta:object-count="0" meta:page-count="11" meta:paragraph-count="287" meta:word-count="2546" meta:character-count="18502"/>
  </office:meta>
</office:document-meta>
</file>